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idTypeBien</text:p>
          </table:table-cell>
          <table:table-cell office:value-type="string" calcext:value-type="string">
            <text:p>surface gr</text:p>
          </table:table-cell>
          <table:table-cell table:style-name="ce1" office:value-type="string" calcext:value-type="string">
            <text:p>prix loc</text:p>
          </table:table-cell>
          <table:table-cell table:style-name="ce1" office:value-type="string" calcext:value-type="string">
            <text:p>prix achat</text:p>
          </table:table-cell>
          <table:table-cell table:style-name="ce1" office:value-type="string" calcext:value-type="string">
            <text:p>yield</text:p>
          </table:table-cell>
        </table:table-row>
        <table:table-row table:style-name="ro1">
          <table:table-cell office:value-type="string" calcext:value-type="string">
            <text:p>Villeurban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80, 999999]</text:p>
          </table:table-cell>
          <table:table-cell office:value-type="float" office:value="59" calcext:value-type="float">
            <text:p>59</text:p>
          </table:table-cell>
          <table:table-cell office:value-type="float" office:value="285000" calcext:value-type="float">
            <text:p>285000</text:p>
          </table:table-cell>
          <table:table-cell office:value-type="float" office:value="0.00248421052631579" calcext:value-type="float">
            <text:p>0.0024842105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, 35]</text:p>
          </table:table-cell>
          <table:table-cell office:value-type="float" office:value="645" calcext:value-type="float">
            <text:p>645</text:p>
          </table:table-cell>
          <table:table-cell office:value-type="float" office:value="2704000" calcext:value-type="float">
            <text:p>2704000</text:p>
          </table:table-cell>
          <table:table-cell office:value-type="float" office:value="0.00286242603550296" calcext:value-type="float">
            <text:p>0.002862426</text:p>
          </table:table-cell>
        </table:table-row>
        <table:table-row table:style-name="ro1">
          <table:table-cell office:value-type="string" calcext:value-type="string">
            <text:p>Lyon 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91" calcext:value-type="float">
            <text:p>491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0.00348639053254438" calcext:value-type="float">
            <text:p>0.003486390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35, 50]</text:p>
          </table:table-cell>
          <table:table-cell office:value-type="float" office:value="730" calcext:value-type="float">
            <text:p>73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0.00796363636363636" calcext:value-type="float">
            <text:p>0.0079636364</text:p>
          </table:table-cell>
        </table:table-row>
        <table:table-row table:style-name="ro1">
          <table:table-cell office:value-type="string" calcext:value-type="string">
            <text:p>Marseille 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915" calcext:value-type="float">
            <text:p>915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0.00834980988593156" calcext:value-type="float">
            <text:p>0.0083498099</text:p>
          </table:table-cell>
        </table:table-row>
        <table:table-row table:style-name="ro1">
          <table:table-cell office:value-type="string" calcext:value-type="string">
            <text:p>Paris 1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858.75" calcext:value-type="float">
            <text:p>858.75</text:p>
          </table:table-cell>
          <table:table-cell office:value-type="float" office:value="1130500" calcext:value-type="float">
            <text:p>1130500</text:p>
          </table:table-cell>
          <table:table-cell office:value-type="float" office:value="0.00911543564794339" calcext:value-type="float">
            <text:p>0.0091154356</text:p>
          </table:table-cell>
        </table:table-row>
        <table:table-row table:style-name="ro1">
          <table:table-cell office:value-type="string" calcext:value-type="string">
            <text:p>Paris 1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911.923333333333" calcext:value-type="float">
            <text:p>911.9233333333</text:p>
          </table:table-cell>
          <table:table-cell office:value-type="float" office:value="1188800" calcext:value-type="float">
            <text:p>1188800</text:p>
          </table:table-cell>
          <table:table-cell office:value-type="float" office:value="0.00920514804845222" calcext:value-type="float">
            <text:p>0.009205148</text:p>
          </table:table-cell>
        </table:table-row>
        <table:table-row table:style-name="ro1">
          <table:table-cell office:value-type="string" calcext:value-type="string">
            <text:p>Paris 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766.25" calcext:value-type="float">
            <text:p>1766.25</text:p>
          </table:table-cell>
          <table:table-cell office:value-type="float" office:value="2208000" calcext:value-type="float">
            <text:p>2208000</text:p>
          </table:table-cell>
          <table:table-cell office:value-type="float" office:value="0.0095991847826087" calcext:value-type="float">
            <text:p>0.0095991848</text:p>
          </table:table-cell>
        </table:table-row>
        <table:table-row table:style-name="ro1">
          <table:table-cell office:value-type="string" calcext:value-type="string">
            <text:p>Paris 1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780" calcext:value-type="float">
            <text:p>780</text:p>
          </table:table-cell>
          <table:table-cell office:value-type="float" office:value="947500" calcext:value-type="float">
            <text:p>947500</text:p>
          </table:table-cell>
          <table:table-cell office:value-type="float" office:value="0.00987862796833773" calcext:value-type="float">
            <text:p>0.009878628</text:p>
          </table:table-cell>
        </table:table-row>
        <table:table-row table:style-name="ro1">
          <table:table-cell office:value-type="string" calcext:value-type="string">
            <text:p>Paris 1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2005.28571428571" calcext:value-type="float">
            <text:p>2005.2857142857</text:p>
          </table:table-cell>
          <table:table-cell office:value-type="float" office:value="2375000" calcext:value-type="float">
            <text:p>2375000</text:p>
          </table:table-cell>
          <table:table-cell office:value-type="float" office:value="0.010131969924812" calcext:value-type="float">
            <text:p>0.0101319699</text:p>
          </table:table-cell>
        </table:table-row>
        <table:table-row table:style-name="ro1">
          <table:table-cell office:value-type="string" calcext:value-type="string">
            <text:p>Lyon 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032.55" calcext:value-type="float">
            <text:p>1032.55</text:p>
          </table:table-cell>
          <table:table-cell office:value-type="float" office:value="1195500" calcext:value-type="float">
            <text:p>1195500</text:p>
          </table:table-cell>
          <table:table-cell office:value-type="float" office:value="0.0103643663739021" calcext:value-type="float">
            <text:p>0.0103643664</text:p>
          </table:table-cell>
        </table:table-row>
        <table:table-row table:style-name="ro1">
          <table:table-cell office:value-type="string" calcext:value-type="string">
            <text:p>Paris 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2158.33333333333" calcext:value-type="float">
            <text:p>2158.3333333333</text:p>
          </table:table-cell>
          <table:table-cell office:value-type="float" office:value="2290000" calcext:value-type="float">
            <text:p>2290000</text:p>
          </table:table-cell>
          <table:table-cell office:value-type="float" office:value="0.0113100436681223" calcext:value-type="float">
            <text:p>0.0113100437</text:p>
          </table:table-cell>
        </table:table-row>
        <table:table-row table:style-name="ro1">
          <table:table-cell office:value-type="string" calcext:value-type="string">
            <text:p>Paris 1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224.16666666667" calcext:value-type="float">
            <text:p>1224.1666666667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0.0117145135566188" calcext:value-type="float">
            <text:p>0.0117145136</text:p>
          </table:table-cell>
        </table:table-row>
        <table:table-row table:style-name="ro1">
          <table:table-cell office:value-type="string" calcext:value-type="string">
            <text:p>Lyon 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168.33333333333" calcext:value-type="float">
            <text:p>1168.3333333333</text:p>
          </table:table-cell>
          <table:table-cell office:value-type="float" office:value="1195000" calcext:value-type="float">
            <text:p>1195000</text:p>
          </table:table-cell>
          <table:table-cell office:value-type="float" office:value="0.0117322175732218" calcext:value-type="float">
            <text:p>0.0117322176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35, 50]</text:p>
          </table:table-cell>
          <table:table-cell office:value-type="float" office:value="639" calcext:value-type="float">
            <text:p>639</text:p>
          </table:table-cell>
          <table:table-cell office:value-type="float" office:value="645000" calcext:value-type="float">
            <text:p>645000</text:p>
          </table:table-cell>
          <table:table-cell office:value-type="float" office:value="0.0118883720930233" calcext:value-type="float">
            <text:p>0.0118883721</text:p>
          </table:table-cell>
        </table:table-row>
        <table:table-row table:style-name="ro1">
          <table:table-cell office:value-type="string" calcext:value-type="string">
            <text:p>Paris 1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500" calcext:value-type="float">
            <text:p>1500</text:p>
          </table:table-cell>
          <table:table-cell office:value-type="float" office:value="1387500" calcext:value-type="float">
            <text:p>1387500</text:p>
          </table:table-cell>
          <table:table-cell office:value-type="float" office:value="0.012972972972973" calcext:value-type="float">
            <text:p>0.012972973</text:p>
          </table:table-cell>
        </table:table-row>
        <table:table-row table:style-name="ro1">
          <table:table-cell office:value-type="string" calcext:value-type="string">
            <text:p>Paris 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540" calcext:value-type="float">
            <text:p>1540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0.013247311827957" calcext:value-type="float">
            <text:p>0.0132473118</text:p>
          </table:table-cell>
        </table:table-row>
        <table:table-row table:style-name="ro1">
          <table:table-cell office:value-type="string" calcext:value-type="string">
            <text:p>Paris 1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297.6" calcext:value-type="float">
            <text:p>1297.6</text:p>
          </table:table-cell>
          <table:table-cell office:value-type="float" office:value="1160458.33333333" calcext:value-type="float">
            <text:p>1160458.33333333</text:p>
          </table:table-cell>
          <table:table-cell office:value-type="float" office:value="0.0134181465656529" calcext:value-type="float">
            <text:p>0.0134181466</text:p>
          </table:table-cell>
        </table:table-row>
        <table:table-row table:style-name="ro1">
          <table:table-cell office:value-type="string" calcext:value-type="string">
            <text:p>Paris 1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900" calcext:value-type="float">
            <text:p>900</text:p>
          </table:table-cell>
          <table:table-cell office:value-type="float" office:value="790000" calcext:value-type="float">
            <text:p>790000</text:p>
          </table:table-cell>
          <table:table-cell office:value-type="float" office:value="0.0136708860759494" calcext:value-type="float">
            <text:p>0.0136708861</text:p>
          </table:table-cell>
        </table:table-row>
        <table:table-row table:style-name="ro1">
          <table:table-cell office:value-type="string" calcext:value-type="string">
            <text:p>Paris 1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936.25" calcext:value-type="float">
            <text:p>936.25</text:p>
          </table:table-cell>
          <table:table-cell office:value-type="float" office:value="820000" calcext:value-type="float">
            <text:p>820000</text:p>
          </table:table-cell>
          <table:table-cell office:value-type="float" office:value="0.0137012195121951" calcext:value-type="float">
            <text:p>0.0137012195</text:p>
          </table:table-cell>
        </table:table-row>
        <table:table-row table:style-name="ro1">
          <table:table-cell office:value-type="string" calcext:value-type="string">
            <text:p>Paris 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724" calcext:value-type="float">
            <text:p>1724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0.0143666666666667" calcext:value-type="float">
            <text:p>0.0143666667</text:p>
          </table:table-cell>
        </table:table-row>
        <table:table-row table:style-name="ro1">
          <table:table-cell office:value-type="string" calcext:value-type="string">
            <text:p>Paris 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1262.5" calcext:value-type="float">
            <text:p>1262.5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0.0144285714285714" calcext:value-type="float">
            <text:p>0.0144285714</text:p>
          </table:table-cell>
        </table:table-row>
        <table:table-row table:style-name="ro1">
          <table:table-cell office:value-type="string" calcext:value-type="string">
            <text:p>Paris 20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798" calcext:value-type="float">
            <text:p>798</text:p>
          </table:table-cell>
          <table:table-cell office:value-type="float" office:value="660000" calcext:value-type="float">
            <text:p>660000</text:p>
          </table:table-cell>
          <table:table-cell office:value-type="float" office:value="0.0145090909090909" calcext:value-type="float">
            <text:p>0.0145090909</text:p>
          </table:table-cell>
        </table:table-row>
        <table:table-row table:style-name="ro1">
          <table:table-cell office:value-type="string" calcext:value-type="string">
            <text:p>Paris 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890" calcext:value-type="float">
            <text:p>1890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0.0146322580645161" calcext:value-type="float">
            <text:p>0.014632258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0, 35]</text:p>
          </table:table-cell>
          <table:table-cell office:value-type="float" office:value="480" calcext:value-type="float">
            <text:p>480</text:p>
          </table:table-cell>
          <table:table-cell office:value-type="float" office:value="380000" calcext:value-type="float">
            <text:p>380000</text:p>
          </table:table-cell>
          <table:table-cell office:value-type="float" office:value="0.0151578947368421" calcext:value-type="float">
            <text:p>0.0151578947</text:p>
          </table:table-cell>
        </table:table-row>
        <table:table-row table:style-name="ro1">
          <table:table-cell office:value-type="string" calcext:value-type="string">
            <text:p>Paris 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990" calcext:value-type="float">
            <text:p>990</text:p>
          </table:table-cell>
          <table:table-cell office:value-type="float" office:value="745666.666666667" calcext:value-type="float">
            <text:p>745666.666666667</text:p>
          </table:table-cell>
          <table:table-cell office:value-type="float" office:value="0.0159320518551632" calcext:value-type="float">
            <text:p>0.0159320519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950" calcext:value-type="float">
            <text:p>950</text:p>
          </table:table-cell>
          <table:table-cell office:value-type="float" office:value="697000" calcext:value-type="float">
            <text:p>697000</text:p>
          </table:table-cell>
          <table:table-cell office:value-type="float" office:value="0.0163558106169297" calcext:value-type="float">
            <text:p>0.0163558106</text:p>
          </table:table-cell>
        </table:table-row>
        <table:table-row table:style-name="ro1">
          <table:table-cell office:value-type="string" calcext:value-type="string">
            <text:p>Paris 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546.66666666667" calcext:value-type="float">
            <text:p>1546.6666666667</text:p>
          </table:table-cell>
          <table:table-cell office:value-type="float" office:value="1113333.33333333" calcext:value-type="float">
            <text:p>1113333.33333333</text:p>
          </table:table-cell>
          <table:table-cell office:value-type="float" office:value="0.0166706586826347" calcext:value-type="float">
            <text:p>0.0166706587</text:p>
          </table:table-cell>
        </table:table-row>
        <table:table-row table:style-name="ro1">
          <table:table-cell office:value-type="string" calcext:value-type="string">
            <text:p>N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901" calcext:value-type="float">
            <text:p>901</text:p>
          </table:table-cell>
          <table:table-cell office:value-type="float" office:value="645000" calcext:value-type="float">
            <text:p>645000</text:p>
          </table:table-cell>
          <table:table-cell office:value-type="float" office:value="0.0167627906976744" calcext:value-type="float">
            <text:p>0.0167627907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546.923076923077" calcext:value-type="float">
            <text:p>546.9230769231</text:p>
          </table:table-cell>
          <table:table-cell office:value-type="float" office:value="390005.555555556" calcext:value-type="float">
            <text:p>390005.555555556</text:p>
          </table:table-cell>
          <table:table-cell office:value-type="float" office:value="0.0168281626494472" calcext:value-type="float">
            <text:p>0.0168281626</text:p>
          </table:table-cell>
        </table:table-row>
        <table:table-row table:style-name="ro1">
          <table:table-cell office:value-type="string" calcext:value-type="string">
            <text:p>Paris 1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800" calcext:value-type="float">
            <text:p>800</text:p>
          </table:table-cell>
          <table:table-cell office:value-type="float" office:value="561250" calcext:value-type="float">
            <text:p>561250</text:p>
          </table:table-cell>
          <table:table-cell office:value-type="float" office:value="0.0171046770601336" calcext:value-type="float">
            <text:p>0.0171046771</text:p>
          </table:table-cell>
        </table:table-row>
        <table:table-row table:style-name="ro1">
          <table:table-cell office:value-type="string" calcext:value-type="string">
            <text:p>Paris 1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212.33333333333" calcext:value-type="float">
            <text:p>1212.3333333333</text:p>
          </table:table-cell>
          <table:table-cell office:value-type="float" office:value="850000" calcext:value-type="float">
            <text:p>850000</text:p>
          </table:table-cell>
          <table:table-cell office:value-type="float" office:value="0.0171152941176471" calcext:value-type="float">
            <text:p>0.0171152941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741" calcext:value-type="float">
            <text:p>741</text:p>
          </table:table-cell>
          <table:table-cell office:value-type="float" office:value="518250" calcext:value-type="float">
            <text:p>518250</text:p>
          </table:table-cell>
          <table:table-cell office:value-type="float" office:value="0.0171577424023155" calcext:value-type="float">
            <text:p>0.0171577424</text:p>
          </table:table-cell>
        </table:table-row>
        <table:table-row table:style-name="ro1">
          <table:table-cell office:value-type="string" calcext:value-type="string">
            <text:p>Marseille 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740" calcext:value-type="float">
            <text:p>740</text:p>
          </table:table-cell>
          <table:table-cell office:value-type="float" office:value="508750" calcext:value-type="float">
            <text:p>508750</text:p>
          </table:table-cell>
          <table:table-cell office:value-type="float" office:value="0.0174545454545455" calcext:value-type="float">
            <text:p>0.0174545455</text:p>
          </table:table-cell>
        </table:table-row>
        <table:table-row table:style-name="ro1">
          <table:table-cell office:value-type="string" calcext:value-type="string">
            <text:p>Paris 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2160" calcext:value-type="float">
            <text:p>2160</text:p>
          </table:table-cell>
          <table:table-cell office:value-type="float" office:value="1452125" calcext:value-type="float">
            <text:p>1452125</text:p>
          </table:table-cell>
          <table:table-cell office:value-type="float" office:value="0.0178497030214341" calcext:value-type="float">
            <text:p>0.017849703</text:p>
          </table:table-cell>
        </table:table-row>
        <table:table-row table:style-name="ro1">
          <table:table-cell office:value-type="string" calcext:value-type="string">
            <text:p>Paris 1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1219.16666666667" calcext:value-type="float">
            <text:p>1219.1666666667</text:p>
          </table:table-cell>
          <table:table-cell office:value-type="float" office:value="811993.333333333" calcext:value-type="float">
            <text:p>811993.333333333</text:p>
          </table:table-cell>
          <table:table-cell office:value-type="float" office:value="0.0180173893053309" calcext:value-type="float">
            <text:p>0.0180173893</text:p>
          </table:table-cell>
        </table:table-row>
        <table:table-row table:style-name="ro1">
          <table:table-cell office:value-type="string" calcext:value-type="string">
            <text:p>Paris 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500" calcext:value-type="float">
            <text:p>2500</text:p>
          </table:table-cell>
          <table:table-cell office:value-type="float" office:value="1649326" calcext:value-type="float">
            <text:p>1649326</text:p>
          </table:table-cell>
          <table:table-cell office:value-type="float" office:value="0.018189248214119" calcext:value-type="float">
            <text:p>0.0181892482</text:p>
          </table:table-cell>
        </table:table-row>
        <table:table-row table:style-name="ro1">
          <table:table-cell office:value-type="string" calcext:value-type="string">
            <text:p>Lyon 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64.71" calcext:value-type="float">
            <text:p>464.71</text:p>
          </table:table-cell>
          <table:table-cell office:value-type="float" office:value="301450" calcext:value-type="float">
            <text:p>301450</text:p>
          </table:table-cell>
          <table:table-cell office:value-type="float" office:value="0.018498988223586" calcext:value-type="float">
            <text:p>0.0184989882</text:p>
          </table:table-cell>
        </table:table-row>
        <table:table-row table:style-name="ro1">
          <table:table-cell office:value-type="string" calcext:value-type="string">
            <text:p>Marseille 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889.226666666667" calcext:value-type="float">
            <text:p>889.2266666667</text:p>
          </table:table-cell>
          <table:table-cell office:value-type="float" office:value="574000" calcext:value-type="float">
            <text:p>574000</text:p>
          </table:table-cell>
          <table:table-cell office:value-type="float" office:value="0.0185901045296167" calcext:value-type="float">
            <text:p>0.0185901045</text:p>
          </table:table-cell>
        </table:table-row>
        <table:table-row table:style-name="ro1">
          <table:table-cell office:value-type="string" calcext:value-type="string">
            <text:p>Paris 1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2524.27272727273" calcext:value-type="float">
            <text:p>2524.2727272727</text:p>
          </table:table-cell>
          <table:table-cell office:value-type="float" office:value="1564500" calcext:value-type="float">
            <text:p>1564500</text:p>
          </table:table-cell>
          <table:table-cell office:value-type="float" office:value="0.0193616316569337" calcext:value-type="float">
            <text:p>0.0193616317</text:p>
          </table:table-cell>
        </table:table-row>
        <table:table-row table:style-name="ro1">
          <table:table-cell office:value-type="string" calcext:value-type="string">
            <text:p>Paris 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1050" calcext:value-type="float">
            <text:p>1050</text:p>
          </table:table-cell>
          <table:table-cell office:value-type="float" office:value="625000" calcext:value-type="float">
            <text:p>625000</text:p>
          </table:table-cell>
          <table:table-cell office:value-type="float" office:value="0.02016" calcext:value-type="float">
            <text:p>0.02016</text:p>
          </table:table-cell>
        </table:table-row>
        <table:table-row table:style-name="ro1">
          <table:table-cell office:value-type="string" calcext:value-type="string">
            <text:p>Paris 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900" calcext:value-type="float">
            <text:p>1900</text:p>
          </table:table-cell>
          <table:table-cell office:value-type="float" office:value="1129125" calcext:value-type="float">
            <text:p>1129125</text:p>
          </table:table-cell>
          <table:table-cell office:value-type="float" office:value="0.0201926270342079" calcext:value-type="float">
            <text:p>0.020192627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710" calcext:value-type="float">
            <text:p>710</text:p>
          </table:table-cell>
          <table:table-cell office:value-type="float" office:value="408673.333333333" calcext:value-type="float">
            <text:p>408673.333333333</text:p>
          </table:table-cell>
          <table:table-cell office:value-type="float" office:value="0.0208479470155462" calcext:value-type="float">
            <text:p>0.02084794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911" calcext:value-type="float">
            <text:p>911</text:p>
          </table:table-cell>
          <table:table-cell office:value-type="float" office:value="524063.636363636" calcext:value-type="float">
            <text:p>524063.636363636</text:p>
          </table:table-cell>
          <table:table-cell office:value-type="float" office:value="0.0208600621021042" calcext:value-type="float">
            <text:p>0.0208600621</text:p>
          </table:table-cell>
        </table:table-row>
        <table:table-row table:style-name="ro1">
          <table:table-cell office:value-type="string" calcext:value-type="string">
            <text:p>Paris 1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114" calcext:value-type="float">
            <text:p>1114</text:p>
          </table:table-cell>
          <table:table-cell office:value-type="float" office:value="631666.666666667" calcext:value-type="float">
            <text:p>631666.666666667</text:p>
          </table:table-cell>
          <table:table-cell office:value-type="float" office:value="0.0211630606860158" calcext:value-type="float">
            <text:p>0.0211630607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79.766" calcext:value-type="float">
            <text:p>579.766</text:p>
          </table:table-cell>
          <table:table-cell office:value-type="float" office:value="323578.88" calcext:value-type="float">
            <text:p>323578.88</text:p>
          </table:table-cell>
          <table:table-cell office:value-type="float" office:value="0.0215007604946281" calcext:value-type="float">
            <text:p>0.0215007605</text:p>
          </table:table-cell>
        </table:table-row>
        <table:table-row table:style-name="ro1">
          <table:table-cell office:value-type="string" calcext:value-type="string">
            <text:p>Paris 1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541.25" calcext:value-type="float">
            <text:p>1541.25</text:p>
          </table:table-cell>
          <table:table-cell office:value-type="float" office:value="826500" calcext:value-type="float">
            <text:p>826500</text:p>
          </table:table-cell>
          <table:table-cell office:value-type="float" office:value="0.0223774954627949" calcext:value-type="float">
            <text:p>0.0223774955</text:p>
          </table:table-cell>
        </table:table-row>
        <table:table-row table:style-name="ro1">
          <table:table-cell office:value-type="string" calcext:value-type="string">
            <text:p>Paris 1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317" calcext:value-type="float">
            <text:p>1317</text:p>
          </table:table-cell>
          <table:table-cell office:value-type="float" office:value="704000" calcext:value-type="float">
            <text:p>704000</text:p>
          </table:table-cell>
          <table:table-cell office:value-type="float" office:value="0.0224488636363636" calcext:value-type="float">
            <text:p>0.0224488636</text:p>
          </table:table-cell>
        </table:table-row>
        <table:table-row table:style-name="ro1">
          <table:table-cell office:value-type="string" calcext:value-type="string">
            <text:p>Lyon 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02.666666666667" calcext:value-type="float">
            <text:p>402.6666666667</text:p>
          </table:table-cell>
          <table:table-cell office:value-type="float" office:value="215000" calcext:value-type="float">
            <text:p>215000</text:p>
          </table:table-cell>
          <table:table-cell office:value-type="float" office:value="0.0224744186046512" calcext:value-type="float">
            <text:p>0.022474418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73.81" calcext:value-type="float">
            <text:p>473.81</text:p>
          </table:table-cell>
          <table:table-cell office:value-type="float" office:value="249469.583333333" calcext:value-type="float">
            <text:p>249469.583333333</text:p>
          </table:table-cell>
          <table:table-cell office:value-type="float" office:value="0.0227912354044498" calcext:value-type="float">
            <text:p>0.0227912354</text:p>
          </table:table-cell>
        </table:table-row>
        <table:table-row table:style-name="ro1">
          <table:table-cell office:value-type="string" calcext:value-type="string">
            <text:p>Lyon 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533.33333333333" calcext:value-type="float">
            <text:p>1533.3333333333</text:p>
          </table:table-cell>
          <table:table-cell office:value-type="float" office:value="782000" calcext:value-type="float">
            <text:p>782000</text:p>
          </table:table-cell>
          <table:table-cell office:value-type="float" office:value="0.0235294117647059" calcext:value-type="float">
            <text:p>0.0235294118</text:p>
          </table:table-cell>
        </table:table-row>
        <table:table-row table:style-name="ro1">
          <table:table-cell office:value-type="string" calcext:value-type="string">
            <text:p>Marseille 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659.833333333333" calcext:value-type="float">
            <text:p>659.8333333333</text:p>
          </table:table-cell>
          <table:table-cell office:value-type="float" office:value="332019.833333333" calcext:value-type="float">
            <text:p>332019.833333333</text:p>
          </table:table-cell>
          <table:table-cell office:value-type="float" office:value="0.0238479729373597" calcext:value-type="float">
            <text:p>0.0238479729</text:p>
          </table:table-cell>
        </table:table-row>
        <table:table-row table:style-name="ro1">
          <table:table-cell office:value-type="string" calcext:value-type="string">
            <text:p>Marseille 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600" calcext:value-type="float">
            <text:p>6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0.0240802675585284" calcext:value-type="float">
            <text:p>0.0240802676</text:p>
          </table:table-cell>
        </table:table-row>
        <table:table-row table:style-name="ro1">
          <table:table-cell office:value-type="string" calcext:value-type="string">
            <text:p>Tou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53.555555555556" calcext:value-type="float">
            <text:p>453.5555555556</text:p>
          </table:table-cell>
          <table:table-cell office:value-type="float" office:value="225566.666666667" calcext:value-type="float">
            <text:p>225566.666666667</text:p>
          </table:table-cell>
          <table:table-cell office:value-type="float" office:value="0.0241288606472588" calcext:value-type="float">
            <text:p>0.0241288606</text:p>
          </table:table-cell>
        </table:table-row>
        <table:table-row table:style-name="ro1">
          <table:table-cell office:value-type="string" calcext:value-type="string">
            <text:p>Marseille 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60" calcext:value-type="float">
            <text:p>560</text:p>
          </table:table-cell>
          <table:table-cell office:value-type="float" office:value="275724" calcext:value-type="float">
            <text:p>275724</text:p>
          </table:table-cell>
          <table:table-cell office:value-type="float" office:value="0.0243721982852418" calcext:value-type="float">
            <text:p>0.0243721983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516" calcext:value-type="float">
            <text:p>516</text:p>
          </table:table-cell>
          <table:table-cell office:value-type="float" office:value="249000" calcext:value-type="float">
            <text:p>249000</text:p>
          </table:table-cell>
          <table:table-cell office:value-type="float" office:value="0.0248674698795181" calcext:value-type="float">
            <text:p>0.0248674699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102.18230769231" calcext:value-type="float">
            <text:p>1102.1823076923</text:p>
          </table:table-cell>
          <table:table-cell office:value-type="float" office:value="530050" calcext:value-type="float">
            <text:p>530050</text:p>
          </table:table-cell>
          <table:table-cell office:value-type="float" office:value="0.0249527170876478" calcext:value-type="float">
            <text:p>0.0249527171</text:p>
          </table:table-cell>
        </table:table-row>
        <table:table-row table:style-name="ro1">
          <table:table-cell office:value-type="string" calcext:value-type="string">
            <text:p>Marseille 8è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2666.66666666667" calcext:value-type="float">
            <text:p>2666.6666666667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Lyon 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88.333333333333" calcext:value-type="float">
            <text:p>588.3333333333</text:p>
          </table:table-cell>
          <table:table-cell office:value-type="float" office:value="281610" calcext:value-type="float">
            <text:p>281610</text:p>
          </table:table-cell>
          <table:table-cell office:value-type="float" office:value="0.0250701324526828" calcext:value-type="float">
            <text:p>0.0250701325</text:p>
          </table:table-cell>
        </table:table-row>
        <table:table-row table:style-name="ro1">
          <table:table-cell office:value-type="string" calcext:value-type="string">
            <text:p>Villeurba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41.652" calcext:value-type="float">
            <text:p>441.652</text:p>
          </table:table-cell>
          <table:table-cell office:value-type="float" office:value="211166.666666667" calcext:value-type="float">
            <text:p>211166.666666667</text:p>
          </table:table-cell>
          <table:table-cell office:value-type="float" office:value="0.0250978247829519" calcext:value-type="float">
            <text:p>0.0250978248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65.100588235294" calcext:value-type="float">
            <text:p>465.1005882353</text:p>
          </table:table-cell>
          <table:table-cell office:value-type="float" office:value="221954.545454545" calcext:value-type="float">
            <text:p>221954.545454545</text:p>
          </table:table-cell>
          <table:table-cell office:value-type="float" office:value="0.0251457209285516" calcext:value-type="float">
            <text:p>0.0251457209</text:p>
          </table:table-cell>
        </table:table-row>
        <table:table-row table:style-name="ro1">
          <table:table-cell office:value-type="string" calcext:value-type="string">
            <text:p>Marseille 1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676" calcext:value-type="float">
            <text:p>676</text:p>
          </table:table-cell>
          <table:table-cell office:value-type="float" office:value="309400" calcext:value-type="float">
            <text:p>309400</text:p>
          </table:table-cell>
          <table:table-cell office:value-type="float" office:value="0.026218487394958" calcext:value-type="float">
            <text:p>0.0262184874</text:p>
          </table:table-cell>
        </table:table-row>
        <table:table-row table:style-name="ro1">
          <table:table-cell office:value-type="string" calcext:value-type="string">
            <text:p>Marseille 12è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712.5" calcext:value-type="float">
            <text:p>1712.5</text:p>
          </table:table-cell>
          <table:table-cell office:value-type="float" office:value="780000" calcext:value-type="float">
            <text:p>780000</text:p>
          </table:table-cell>
          <table:table-cell office:value-type="float" office:value="0.0263461538461538" calcext:value-type="float">
            <text:p>0.0263461538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07.5" calcext:value-type="float">
            <text:p>407.5</text:p>
          </table:table-cell>
          <table:table-cell office:value-type="float" office:value="183712.5" calcext:value-type="float">
            <text:p>183712.5</text:p>
          </table:table-cell>
          <table:table-cell office:value-type="float" office:value="0.0266176770769545" calcext:value-type="float">
            <text:p>0.0266176771</text:p>
          </table:table-cell>
        </table:table-row>
        <table:table-row table:style-name="ro1">
          <table:table-cell office:value-type="string" calcext:value-type="string">
            <text:p>Marseille 11è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526.25" calcext:value-type="float">
            <text:p>1526.25</text:p>
          </table:table-cell>
          <table:table-cell office:value-type="float" office:value="682500" calcext:value-type="float">
            <text:p>682500</text:p>
          </table:table-cell>
          <table:table-cell office:value-type="float" office:value="0.0268351648351648" calcext:value-type="float">
            <text:p>0.0268351648</text:p>
          </table:table-cell>
        </table:table-row>
        <table:table-row table:style-name="ro1">
          <table:table-cell office:value-type="string" calcext:value-type="string">
            <text:p>Paris 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2250" calcext:value-type="float">
            <text:p>2250</text:p>
          </table:table-cell>
          <table:table-cell office:value-type="float" office:value="988352" calcext:value-type="float">
            <text:p>988352</text:p>
          </table:table-cell>
          <table:table-cell office:value-type="float" office:value="0.0273182024218092" calcext:value-type="float">
            <text:p>0.0273182024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55.577307692308" calcext:value-type="float">
            <text:p>455.5773076923</text:p>
          </table:table-cell>
          <table:table-cell office:value-type="float" office:value="196577.333333333" calcext:value-type="float">
            <text:p>196577.333333333</text:p>
          </table:table-cell>
          <table:table-cell office:value-type="float" office:value="0.0278105700164195" calcext:value-type="float">
            <text:p>0.02781057</text:p>
          </table:table-cell>
        </table:table-row>
        <table:table-row table:style-name="ro1">
          <table:table-cell office:value-type="string" calcext:value-type="string">
            <text:p>Paris 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390" calcext:value-type="float">
            <text:p>1390</text:p>
          </table:table-cell>
          <table:table-cell office:value-type="float" office:value="595000" calcext:value-type="float">
            <text:p>595000</text:p>
          </table:table-cell>
          <table:table-cell office:value-type="float" office:value="0.0280336134453781" calcext:value-type="float">
            <text:p>0.0280336134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863.985" calcext:value-type="float">
            <text:p>863.985</text:p>
          </table:table-cell>
          <table:table-cell office:value-type="float" office:value="367500" calcext:value-type="float">
            <text:p>367500</text:p>
          </table:table-cell>
          <table:table-cell office:value-type="float" office:value="0.0282117551020408" calcext:value-type="float">
            <text:p>0.0282117551</text:p>
          </table:table-cell>
        </table:table-row>
        <table:table-row table:style-name="ro1">
          <table:table-cell office:value-type="string" calcext:value-type="string">
            <text:p>Lyon 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100" calcext:value-type="float">
            <text:p>1100</text:p>
          </table:table-cell>
          <table:table-cell office:value-type="float" office:value="467678" calcext:value-type="float">
            <text:p>467678</text:p>
          </table:table-cell>
          <table:table-cell office:value-type="float" office:value="0.0282245476588593" calcext:value-type="float">
            <text:p>0.0282245477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063.2" calcext:value-type="float">
            <text:p>1063.2</text:p>
          </table:table-cell>
          <table:table-cell office:value-type="float" office:value="451410" calcext:value-type="float">
            <text:p>451410</text:p>
          </table:table-cell>
          <table:table-cell office:value-type="float" office:value="0.0282634412175184" calcext:value-type="float">
            <text:p>0.0282634412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700.308378378379" calcext:value-type="float">
            <text:p>700.3083783784</text:p>
          </table:table-cell>
          <table:table-cell office:value-type="float" office:value="295152.272727273" calcext:value-type="float">
            <text:p>295152.272727273</text:p>
          </table:table-cell>
          <table:table-cell office:value-type="float" office:value="0.0284724236167605" calcext:value-type="float">
            <text:p>0.0284724236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900" calcext:value-type="float">
            <text:p>900</text:p>
          </table:table-cell>
          <table:table-cell office:value-type="float" office:value="373000" calcext:value-type="float">
            <text:p>373000</text:p>
          </table:table-cell>
          <table:table-cell office:value-type="float" office:value="0.0289544235924933" calcext:value-type="float">
            <text:p>0.0289544236</text:p>
          </table:table-cell>
        </table:table-row>
        <table:table-row table:style-name="ro1">
          <table:table-cell office:value-type="string" calcext:value-type="string">
            <text:p>Marseille 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93.285714285714" calcext:value-type="float">
            <text:p>493.2857142857</text:p>
          </table:table-cell>
          <table:table-cell office:value-type="float" office:value="202000" calcext:value-type="float">
            <text:p>202000</text:p>
          </table:table-cell>
          <table:table-cell office:value-type="float" office:value="0.0293041018387553" calcext:value-type="float">
            <text:p>0.0293041018</text:p>
          </table:table-cell>
        </table:table-row>
        <table:table-row table:style-name="ro1">
          <table:table-cell office:value-type="string" calcext:value-type="string">
            <text:p>Paris 11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446.205" calcext:value-type="float">
            <text:p>1446.205</text:p>
          </table:table-cell>
          <table:table-cell office:value-type="float" office:value="587000" calcext:value-type="float">
            <text:p>587000</text:p>
          </table:table-cell>
          <table:table-cell office:value-type="float" office:value="0.029564667802385" calcext:value-type="float">
            <text:p>0.0295646678</text:p>
          </table:table-cell>
        </table:table-row>
        <table:table-row table:style-name="ro1">
          <table:table-cell office:value-type="string" calcext:value-type="string">
            <text:p>Paris 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1197.5" calcext:value-type="float">
            <text:p>1197.5</text:p>
          </table:table-cell>
          <table:table-cell office:value-type="float" office:value="482500" calcext:value-type="float">
            <text:p>482500</text:p>
          </table:table-cell>
          <table:table-cell office:value-type="float" office:value="0.0297823834196891" calcext:value-type="float">
            <text:p>0.0297823834</text:p>
          </table:table-cell>
        </table:table-row>
        <table:table-row table:style-name="ro1">
          <table:table-cell office:value-type="string" calcext:value-type="string">
            <text:p>Paris 1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960" calcext:value-type="float">
            <text:p>1960</text:p>
          </table:table-cell>
          <table:table-cell office:value-type="float" office:value="787000" calcext:value-type="float">
            <text:p>787000</text:p>
          </table:table-cell>
          <table:table-cell office:value-type="float" office:value="0.0298856416772554" calcext:value-type="float">
            <text:p>0.0298856417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35.658888888889" calcext:value-type="float">
            <text:p>535.6588888889</text:p>
          </table:table-cell>
          <table:table-cell office:value-type="float" office:value="214936.842105263" calcext:value-type="float">
            <text:p>214936.842105263</text:p>
          </table:table-cell>
          <table:table-cell office:value-type="float" office:value="0.029906025433828" calcext:value-type="float">
            <text:p>0.0299060254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665" calcext:value-type="float">
            <text:p>665</text:p>
          </table:table-cell>
          <table:table-cell office:value-type="float" office:value="264700" calcext:value-type="float">
            <text:p>264700</text:p>
          </table:table-cell>
          <table:table-cell office:value-type="float" office:value="0.0301473366074802" calcext:value-type="float">
            <text:p>0.0301473366</text:p>
          </table:table-cell>
        </table:table-row>
        <table:table-row table:style-name="ro1">
          <table:table-cell office:value-type="string" calcext:value-type="string">
            <text:p>Marseille 12è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1040" calcext:value-type="float">
            <text:p>1040</text:p>
          </table:table-cell>
          <table:table-cell office:value-type="float" office:value="412500" calcext:value-type="float">
            <text:p>412500</text:p>
          </table:table-cell>
          <table:table-cell office:value-type="float" office:value="0.0302545454545455" calcext:value-type="float">
            <text:p>0.0302545455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469.10714285714" calcext:value-type="float">
            <text:p>1469.1071428572</text:p>
          </table:table-cell>
          <table:table-cell office:value-type="float" office:value="580520" calcext:value-type="float">
            <text:p>580520</text:p>
          </table:table-cell>
          <table:table-cell office:value-type="float" office:value="0.0303680936303413" calcext:value-type="float">
            <text:p>0.0303680936</text:p>
          </table:table-cell>
        </table:table-row>
        <table:table-row table:style-name="ro1">
          <table:table-cell office:value-type="string" calcext:value-type="string">
            <text:p>Paris 1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987.75" calcext:value-type="float">
            <text:p>987.75</text:p>
          </table:table-cell>
          <table:table-cell office:value-type="float" office:value="387500" calcext:value-type="float">
            <text:p>387500</text:p>
          </table:table-cell>
          <table:table-cell office:value-type="float" office:value="0.0305883870967742" calcext:value-type="float">
            <text:p>0.0305883871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392.428571428571" calcext:value-type="float">
            <text:p>392.4285714286</text:p>
          </table:table-cell>
          <table:table-cell office:value-type="float" office:value="152157.7" calcext:value-type="float">
            <text:p>152157.7</text:p>
          </table:table-cell>
          <table:table-cell office:value-type="float" office:value="0.030949093323196" calcext:value-type="float">
            <text:p>0.0309490933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730.75" calcext:value-type="float">
            <text:p>730.75</text:p>
          </table:table-cell>
          <table:table-cell office:value-type="float" office:value="278848.157894737" calcext:value-type="float">
            <text:p>278848.157894737</text:p>
          </table:table-cell>
          <table:table-cell office:value-type="float" office:value="0.0314472222667873" calcext:value-type="float">
            <text:p>0.0314472223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600.785714285714" calcext:value-type="float">
            <text:p>600.7857142857</text:p>
          </table:table-cell>
          <table:table-cell office:value-type="float" office:value="219908.333333333" calcext:value-type="float">
            <text:p>219908.333333333</text:p>
          </table:table-cell>
          <table:table-cell office:value-type="float" office:value="0.0327837897825393" calcext:value-type="float">
            <text:p>0.0327837898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41.429827586207" calcext:value-type="float">
            <text:p>541.4298275862</text:p>
          </table:table-cell>
          <table:table-cell office:value-type="float" office:value="197749.891304348" calcext:value-type="float">
            <text:p>197749.891304348</text:p>
          </table:table-cell>
          <table:table-cell office:value-type="float" office:value="0.0328554311113881" calcext:value-type="float">
            <text:p>0.0328554311</text:p>
          </table:table-cell>
        </table:table-row>
        <table:table-row table:style-name="ro1">
          <table:table-cell office:value-type="string" calcext:value-type="string">
            <text:p>Paris 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1373.33333333333" calcext:value-type="float">
            <text:p>1373.3333333333</text:p>
          </table:table-cell>
          <table:table-cell office:value-type="float" office:value="495000" calcext:value-type="float">
            <text:p>495000</text:p>
          </table:table-cell>
          <table:table-cell office:value-type="float" office:value="0.0332929292929293" calcext:value-type="float">
            <text:p>0.0332929293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516" calcext:value-type="float">
            <text:p>516</text:p>
          </table:table-cell>
          <table:table-cell office:value-type="float" office:value="183319.615384615" calcext:value-type="float">
            <text:p>183319.615384615</text:p>
          </table:table-cell>
          <table:table-cell office:value-type="float" office:value="0.033777072829925" calcext:value-type="float">
            <text:p>0.0337770728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86.971071428571" calcext:value-type="float">
            <text:p>586.9710714286</text:p>
          </table:table-cell>
          <table:table-cell office:value-type="float" office:value="204626.19047619" calcext:value-type="float">
            <text:p>204626.19047619</text:p>
          </table:table-cell>
          <table:table-cell office:value-type="float" office:value="0.034422049497923" calcext:value-type="float">
            <text:p>0.034422049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950.263157894737" calcext:value-type="float">
            <text:p>950.2631578947</text:p>
          </table:table-cell>
          <table:table-cell office:value-type="float" office:value="330406.25" calcext:value-type="float">
            <text:p>330406.25</text:p>
          </table:table-cell>
          <table:table-cell office:value-type="float" office:value="0.0345125368988536" calcext:value-type="float">
            <text:p>0.0345125369</text:p>
          </table:table-cell>
        </table:table-row>
        <table:table-row table:style-name="ro1">
          <table:table-cell office:value-type="string" calcext:value-type="string">
            <text:p>Tou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45.84375" calcext:value-type="float">
            <text:p>545.84375</text:p>
          </table:table-cell>
          <table:table-cell office:value-type="float" office:value="187857.142857143" calcext:value-type="float">
            <text:p>187857.142857143</text:p>
          </table:table-cell>
          <table:table-cell office:value-type="float" office:value="0.0348675855513308" calcext:value-type="float">
            <text:p>0.0348675856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565.267142857143" calcext:value-type="float">
            <text:p>565.2671428571</text:p>
          </table:table-cell>
          <table:table-cell office:value-type="float" office:value="193961.538461538" calcext:value-type="float">
            <text:p>193961.538461538</text:p>
          </table:table-cell>
          <table:table-cell office:value-type="float" office:value="0.0349719112773009" calcext:value-type="float">
            <text:p>0.0349719113</text:p>
          </table:table-cell>
        </table:table-row>
        <table:table-row table:style-name="ro1">
          <table:table-cell office:value-type="string" calcext:value-type="string">
            <text:p>Paris 1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681.97222222222" calcext:value-type="float">
            <text:p>1681.9722222222</text:p>
          </table:table-cell>
          <table:table-cell office:value-type="float" office:value="570750" calcext:value-type="float">
            <text:p>570750</text:p>
          </table:table-cell>
          <table:table-cell office:value-type="float" office:value="0.035363410716893" calcext:value-type="float">
            <text:p>0.0353634107</text:p>
          </table:table-cell>
        </table:table-row>
        <table:table-row table:style-name="ro1">
          <table:table-cell office:value-type="string" calcext:value-type="string">
            <text:p>Saint E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440" calcext:value-type="float">
            <text:p>440</text:p>
          </table:table-cell>
          <table:table-cell office:value-type="float" office:value="148500" calcext:value-type="float">
            <text:p>148500</text:p>
          </table:table-cell>
          <table:table-cell office:value-type="float" office:value="0.0355555555555556" calcext:value-type="float">
            <text:p>0.0355555556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54.647058823529" calcext:value-type="float">
            <text:p>454.6470588235</text:p>
          </table:table-cell>
          <table:table-cell office:value-type="float" office:value="152650" calcext:value-type="float">
            <text:p>152650</text:p>
          </table:table-cell>
          <table:table-cell office:value-type="float" office:value="0.0357403518236643" calcext:value-type="float">
            <text:p>0.0357403518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45.933333333333" calcext:value-type="float">
            <text:p>445.9333333333</text:p>
          </table:table-cell>
          <table:table-cell office:value-type="float" office:value="149205.882352941" calcext:value-type="float">
            <text:p>149205.882352941</text:p>
          </table:table-cell>
          <table:table-cell office:value-type="float" office:value="0.0358645377488665" calcext:value-type="float">
            <text:p>0.0358645377</text:p>
          </table:table-cell>
        </table:table-row>
        <table:table-row table:style-name="ro1">
          <table:table-cell office:value-type="string" calcext:value-type="string">
            <text:p>Lyon 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620" calcext:value-type="float">
            <text:p>620</text:p>
          </table:table-cell>
          <table:table-cell office:value-type="float" office:value="207000" calcext:value-type="float">
            <text:p>207000</text:p>
          </table:table-cell>
          <table:table-cell office:value-type="float" office:value="0.0359420289855072" calcext:value-type="float">
            <text:p>0.035942029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377.631428571429" calcext:value-type="float">
            <text:p>377.6314285714</text:p>
          </table:table-cell>
          <table:table-cell office:value-type="float" office:value="125600" calcext:value-type="float">
            <text:p>125600</text:p>
          </table:table-cell>
          <table:table-cell office:value-type="float" office:value="0.0360794358507734" calcext:value-type="float">
            <text:p>0.0360794359</text:p>
          </table:table-cell>
        </table:table-row>
        <table:table-row table:style-name="ro1">
          <table:table-cell office:value-type="string" calcext:value-type="string">
            <text:p>Paris 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3040" calcext:value-type="float">
            <text:p>304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0.0361188118811881" calcext:value-type="float">
            <text:p>0.0361188119</text:p>
          </table:table-cell>
        </table:table-row>
        <table:table-row table:style-name="ro1">
          <table:table-cell office:value-type="string" calcext:value-type="string">
            <text:p>Paris 1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755" calcext:value-type="float">
            <text:p>1755</text:p>
          </table:table-cell>
          <table:table-cell office:value-type="float" office:value="575000" calcext:value-type="float">
            <text:p>575000</text:p>
          </table:table-cell>
          <table:table-cell office:value-type="float" office:value="0.0366260869565217" calcext:value-type="float">
            <text:p>0.036626087</text:p>
          </table:table-cell>
        </table:table-row>
        <table:table-row table:style-name="ro1">
          <table:table-cell office:value-type="string" calcext:value-type="string">
            <text:p>Lyon 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740" calcext:value-type="float">
            <text:p>740</text:p>
          </table:table-cell>
          <table:table-cell office:value-type="float" office:value="240500" calcext:value-type="float">
            <text:p>240500</text:p>
          </table:table-cell>
          <table:table-cell office:value-type="float" office:value="0.0369230769230769" calcext:value-type="float">
            <text:p>0.0369230769</text:p>
          </table:table-cell>
        </table:table-row>
        <table:table-row table:style-name="ro1">
          <table:table-cell office:value-type="string" calcext:value-type="string">
            <text:p>Marseille 5è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1145" calcext:value-type="float">
            <text:p>1145</text:p>
          </table:table-cell>
          <table:table-cell office:value-type="float" office:value="369000" calcext:value-type="float">
            <text:p>369000</text:p>
          </table:table-cell>
          <table:table-cell office:value-type="float" office:value="0.0372357723577236" calcext:value-type="float">
            <text:p>0.0372357724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148.57176470588" calcext:value-type="float">
            <text:p>1148.5717647059</text:p>
          </table:table-cell>
          <table:table-cell office:value-type="float" office:value="368026.086956522" calcext:value-type="float">
            <text:p>368026.086956522</text:p>
          </table:table-cell>
          <table:table-cell office:value-type="float" office:value="0.0374507722820716" calcext:value-type="float">
            <text:p>0.0374507723</text:p>
          </table:table-cell>
        </table:table-row>
        <table:table-row table:style-name="ro1">
          <table:table-cell office:value-type="string" calcext:value-type="string">
            <text:p>Lyon 1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902.5" calcext:value-type="float">
            <text:p>902.5</text:p>
          </table:table-cell>
          <table:table-cell office:value-type="float" office:value="288500" calcext:value-type="float">
            <text:p>288500</text:p>
          </table:table-cell>
          <table:table-cell office:value-type="float" office:value="0.0375389948006932" calcext:value-type="float">
            <text:p>0.0375389948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630.296666666667" calcext:value-type="float">
            <text:p>630.2966666667</text:p>
          </table:table-cell>
          <table:table-cell office:value-type="float" office:value="201411.23255814" calcext:value-type="float">
            <text:p>201411.23255814</text:p>
          </table:table-cell>
          <table:table-cell office:value-type="float" office:value="0.0375528211805004" calcext:value-type="float">
            <text:p>0.0375528212</text:p>
          </table:table-cell>
        </table:table-row>
        <table:table-row table:style-name="ro1">
          <table:table-cell office:value-type="string" calcext:value-type="string">
            <text:p>Villeurba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89.426666666667" calcext:value-type="float">
            <text:p>589.4266666667</text:p>
          </table:table-cell>
          <table:table-cell office:value-type="float" office:value="187571.428571429" calcext:value-type="float">
            <text:p>187571.428571429</text:p>
          </table:table-cell>
          <table:table-cell office:value-type="float" office:value="0.037708941355674" calcext:value-type="float">
            <text:p>0.0377089414</text:p>
          </table:table-cell>
        </table:table-row>
        <table:table-row table:style-name="ro1">
          <table:table-cell office:value-type="string" calcext:value-type="string">
            <text:p>Paris 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3583.8" calcext:value-type="float">
            <text:p>3583.8</text:p>
          </table:table-cell>
          <table:table-cell office:value-type="float" office:value="1135000" calcext:value-type="float">
            <text:p>1135000</text:p>
          </table:table-cell>
          <table:table-cell office:value-type="float" office:value="0.0378903964757709" calcext:value-type="float">
            <text:p>0.0378903965</text:p>
          </table:table-cell>
        </table:table-row>
        <table:table-row table:style-name="ro1">
          <table:table-cell office:value-type="string" calcext:value-type="string">
            <text:p>Lyon 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602" calcext:value-type="float">
            <text:p>602</text:p>
          </table:table-cell>
          <table:table-cell office:value-type="float" office:value="187333.333333333" calcext:value-type="float">
            <text:p>187333.333333333</text:p>
          </table:table-cell>
          <table:table-cell office:value-type="float" office:value="0.0385622775800712" calcext:value-type="float">
            <text:p>0.0385622776</text:p>
          </table:table-cell>
        </table:table-row>
        <table:table-row table:style-name="ro1">
          <table:table-cell office:value-type="string" calcext:value-type="string">
            <text:p>Marseille 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595" calcext:value-type="float">
            <text:p>595</text:p>
          </table:table-cell>
          <table:table-cell office:value-type="float" office:value="185000" calcext:value-type="float">
            <text:p>185000</text:p>
          </table:table-cell>
          <table:table-cell office:value-type="float" office:value="0.0385945945945946" calcext:value-type="float">
            <text:p>0.0385945946</text:p>
          </table:table-cell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347.733333333333" calcext:value-type="float">
            <text:p>347.7333333333</text:p>
          </table:table-cell>
          <table:table-cell office:value-type="float" office:value="105683.571428571" calcext:value-type="float">
            <text:p>105683.571428571</text:p>
          </table:table-cell>
          <table:table-cell office:value-type="float" office:value="0.0394839041072744" calcext:value-type="float">
            <text:p>0.0394839041</text:p>
          </table:table-cell>
        </table:table-row>
        <table:table-row table:style-name="ro1">
          <table:table-cell office:value-type="string" calcext:value-type="string">
            <text:p>N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481.900769230769" calcext:value-type="float">
            <text:p>481.9007692308</text:p>
          </table:table-cell>
          <table:table-cell office:value-type="float" office:value="146160" calcext:value-type="float">
            <text:p>146160</text:p>
          </table:table-cell>
          <table:table-cell office:value-type="float" office:value="0.039564923582165" calcext:value-type="float">
            <text:p>0.039564923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702.412857142857" calcext:value-type="float">
            <text:p>702.4128571429</text:p>
          </table:table-cell>
          <table:table-cell office:value-type="float" office:value="212132.24137931" calcext:value-type="float">
            <text:p>212132.24137931</text:p>
          </table:table-cell>
          <table:table-cell office:value-type="float" office:value="0.0397344327807417" calcext:value-type="float">
            <text:p>0.0397344328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778.046428571429" calcext:value-type="float">
            <text:p>778.0464285714</text:p>
          </table:table-cell>
          <table:table-cell office:value-type="float" office:value="234820" calcext:value-type="float">
            <text:p>234820</text:p>
          </table:table-cell>
          <table:table-cell office:value-type="float" office:value="0.0397604852348912" calcext:value-type="float">
            <text:p>0.0397604852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787.57" calcext:value-type="float">
            <text:p>787.57</text:p>
          </table:table-cell>
          <table:table-cell office:value-type="float" office:value="237195.263157895" calcext:value-type="float">
            <text:p>237195.263157895</text:p>
          </table:table-cell>
          <table:table-cell office:value-type="float" office:value="0.0398441346348001" calcext:value-type="float">
            <text:p>0.0398441346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813.93" calcext:value-type="float">
            <text:p>813.93</text:p>
          </table:table-cell>
          <table:table-cell office:value-type="float" office:value="241200" calcext:value-type="float">
            <text:p>241200</text:p>
          </table:table-cell>
          <table:table-cell office:value-type="float" office:value="0.0404940298507463" calcext:value-type="float">
            <text:p>0.0404940299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499.730882352941" calcext:value-type="float">
            <text:p>499.7308823529</text:p>
          </table:table-cell>
          <table:table-cell office:value-type="float" office:value="147412.068965517" calcext:value-type="float">
            <text:p>147412.068965517</text:p>
          </table:table-cell>
          <table:table-cell office:value-type="float" office:value="0.040680323058474" calcext:value-type="float">
            <text:p>0.0406803231</text:p>
          </table:table-cell>
        </table:table-row>
        <table:table-row table:style-name="ro1">
          <table:table-cell office:value-type="string" calcext:value-type="string">
            <text:p>Marseille 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194" calcext:value-type="float">
            <text:p>2194</text:p>
          </table:table-cell>
          <table:table-cell office:value-type="float" office:value="638200" calcext:value-type="float">
            <text:p>638200</text:p>
          </table:table-cell>
          <table:table-cell office:value-type="float" office:value="0.0412535255405829" calcext:value-type="float">
            <text:p>0.0412535255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35, 50]</text:p>
          </table:table-cell>
          <table:table-cell office:value-type="float" office:value="627" calcext:value-type="float">
            <text:p>627</text:p>
          </table:table-cell>
          <table:table-cell office:value-type="float" office:value="182250" calcext:value-type="float">
            <text:p>182250</text:p>
          </table:table-cell>
          <table:table-cell office:value-type="float" office:value="0.0412839506172839" calcext:value-type="float">
            <text:p>0.0412839506</text:p>
          </table:table-cell>
        </table:table-row>
        <table:table-row table:style-name="ro1">
          <table:table-cell office:value-type="string" calcext:value-type="string">
            <text:p>Marseille 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24" calcext:value-type="float">
            <text:p>424</text:p>
          </table:table-cell>
          <table:table-cell office:value-type="float" office:value="123083" calcext:value-type="float">
            <text:p>123083</text:p>
          </table:table-cell>
          <table:table-cell office:value-type="float" office:value="0.0413379589382774" calcext:value-type="float">
            <text:p>0.0413379589</text:p>
          </table:table-cell>
        </table:table-row>
        <table:table-row table:style-name="ro1">
          <table:table-cell office:value-type="string" calcext:value-type="string">
            <text:p>Marseille 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37.875" calcext:value-type="float">
            <text:p>537.875</text:p>
          </table:table-cell>
          <table:table-cell office:value-type="float" office:value="154000" calcext:value-type="float">
            <text:p>154000</text:p>
          </table:table-cell>
          <table:table-cell office:value-type="float" office:value="0.0419123376623377" calcext:value-type="float">
            <text:p>0.0419123377</text:p>
          </table:table-cell>
        </table:table-row>
        <table:table-row table:style-name="ro1">
          <table:table-cell office:value-type="string" calcext:value-type="string">
            <text:p>Marseille 7è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4946.66666666667" calcext:value-type="float">
            <text:p>4946.6666666667</text:p>
          </table:table-cell>
          <table:table-cell office:value-type="float" office:value="1410800" calcext:value-type="float">
            <text:p>1410800</text:p>
          </table:table-cell>
          <table:table-cell office:value-type="float" office:value="0.0420754182024383" calcext:value-type="float">
            <text:p>0.0420754182</text:p>
          </table:table-cell>
        </table:table-row>
        <table:table-row table:style-name="ro1">
          <table:table-cell office:value-type="string" calcext:value-type="string">
            <text:p>Lyon 8è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053" calcext:value-type="float">
            <text:p>1053</text:p>
          </table:table-cell>
          <table:table-cell office:value-type="float" office:value="299000" calcext:value-type="float">
            <text:p>299000</text:p>
          </table:table-cell>
          <table:table-cell office:value-type="float" office:value="0.0422608695652174" calcext:value-type="float">
            <text:p>0.0422608696</text:p>
          </table:table-cell>
        </table:table-row>
        <table:table-row table:style-name="ro1">
          <table:table-cell office:value-type="string" calcext:value-type="string">
            <text:p>Paris 10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800" calcext:value-type="float">
            <text:p>2800</text:p>
          </table:table-cell>
          <table:table-cell office:value-type="float" office:value="789500" calcext:value-type="float">
            <text:p>789500</text:p>
          </table:table-cell>
          <table:table-cell office:value-type="float" office:value="0.0425585813806206" calcext:value-type="float">
            <text:p>0.0425585814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056.42647058824" calcext:value-type="float">
            <text:p>1056.4264705882</text:p>
          </table:table-cell>
          <table:table-cell office:value-type="float" office:value="294211.486486486" calcext:value-type="float">
            <text:p>294211.486486486</text:p>
          </table:table-cell>
          <table:table-cell office:value-type="float" office:value="0.0430884524545615" calcext:value-type="float">
            <text:p>0.0430884525</text:p>
          </table:table-cell>
        </table:table-row>
        <table:table-row table:style-name="ro1">
          <table:table-cell office:value-type="string" calcext:value-type="string">
            <text:p>Marseille 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908.358888888889" calcext:value-type="float">
            <text:p>908.3588888889</text:p>
          </table:table-cell>
          <table:table-cell office:value-type="float" office:value="252384.615384615" calcext:value-type="float">
            <text:p>252384.615384615</text:p>
          </table:table-cell>
          <table:table-cell office:value-type="float" office:value="0.043189267499746" calcext:value-type="float">
            <text:p>0.0431892675</text:p>
          </table:table-cell>
        </table:table-row>
        <table:table-row table:style-name="ro1">
          <table:table-cell office:value-type="string" calcext:value-type="string">
            <text:p>Marseille 9è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700" calcext:value-type="float">
            <text:p>17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0.0434042553191489" calcext:value-type="float">
            <text:p>0.0434042553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361.987" calcext:value-type="float">
            <text:p>1361.987</text:p>
          </table:table-cell>
          <table:table-cell office:value-type="float" office:value="372437.5" calcext:value-type="float">
            <text:p>372437.5</text:p>
          </table:table-cell>
          <table:table-cell office:value-type="float" office:value="0.0438834542708508" calcext:value-type="float">
            <text:p>0.0438834543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875.142857142857" calcext:value-type="float">
            <text:p>875.1428571429</text:p>
          </table:table-cell>
          <table:table-cell office:value-type="float" office:value="239266.666666667" calcext:value-type="float">
            <text:p>239266.666666667</text:p>
          </table:table-cell>
          <table:table-cell office:value-type="float" office:value="0.0438912550252756" calcext:value-type="float">
            <text:p>0.043891255</text:p>
          </table:table-cell>
        </table:table-row>
        <table:table-row table:style-name="ro1">
          <table:table-cell office:value-type="string" calcext:value-type="string">
            <text:p>Lyon 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814.333333333333" calcext:value-type="float">
            <text:p>814.3333333333</text:p>
          </table:table-cell>
          <table:table-cell office:value-type="float" office:value="222000" calcext:value-type="float">
            <text:p>222000</text:p>
          </table:table-cell>
          <table:table-cell office:value-type="float" office:value="0.044018018018018" calcext:value-type="float">
            <text:p>0.044018018</text:p>
          </table:table-cell>
        </table:table-row>
        <table:table-row table:style-name="ro1">
          <table:table-cell office:value-type="string" calcext:value-type="string">
            <text:p>Lyon 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90" calcext:value-type="float">
            <text:p>490</text:p>
          </table:table-cell>
          <table:table-cell office:value-type="float" office:value="132500" calcext:value-type="float">
            <text:p>132500</text:p>
          </table:table-cell>
          <table:table-cell office:value-type="float" office:value="0.044377358490566" calcext:value-type="float">
            <text:p>0.0443773585</text:p>
          </table:table-cell>
        </table:table-row>
        <table:table-row table:style-name="ro1">
          <table:table-cell office:value-type="string" calcext:value-type="string">
            <text:p>Marseille 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700" calcext:value-type="float">
            <text:p>1700</text:p>
          </table:table-cell>
          <table:table-cell office:value-type="float" office:value="456000" calcext:value-type="float">
            <text:p>456000</text:p>
          </table:table-cell>
          <table:table-cell office:value-type="float" office:value="0.0447368421052632" calcext:value-type="float">
            <text:p>0.0447368421</text:p>
          </table:table-cell>
        </table:table-row>
        <table:table-row table:style-name="ro1">
          <table:table-cell office:value-type="string" calcext:value-type="string">
            <text:p>Nî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565" calcext:value-type="float">
            <text:p>565</text:p>
          </table:table-cell>
          <table:table-cell office:value-type="float" office:value="150552.631578947" calcext:value-type="float">
            <text:p>150552.631578947</text:p>
          </table:table-cell>
          <table:table-cell office:value-type="float" office:value="0.0450340849501835" calcext:value-type="float">
            <text:p>0.045034085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691.856590909091" calcext:value-type="float">
            <text:p>691.8565909091</text:p>
          </table:table-cell>
          <table:table-cell office:value-type="float" office:value="183092.37254902" calcext:value-type="float">
            <text:p>183092.37254902</text:p>
          </table:table-cell>
          <table:table-cell office:value-type="float" office:value="0.0453447567221093" calcext:value-type="float">
            <text:p>0.0453447567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00.8" calcext:value-type="float">
            <text:p>500.8</text:p>
          </table:table-cell>
          <table:table-cell office:value-type="float" office:value="132485.714285714" calcext:value-type="float">
            <text:p>132485.714285714</text:p>
          </table:table-cell>
          <table:table-cell office:value-type="float" office:value="0.0453603623032133" calcext:value-type="float">
            <text:p>0.0453603623</text:p>
          </table:table-cell>
        </table:table-row>
        <table:table-row table:style-name="ro1">
          <table:table-cell office:value-type="string" calcext:value-type="string">
            <text:p>N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82.833333333333" calcext:value-type="float">
            <text:p>482.8333333333</text:p>
          </table:table-cell>
          <table:table-cell office:value-type="float" office:value="127190.333333333" calcext:value-type="float">
            <text:p>127190.333333333</text:p>
          </table:table-cell>
          <table:table-cell office:value-type="float" office:value="0.0455537763614111" calcext:value-type="float">
            <text:p>0.0455537764</text:p>
          </table:table-cell>
        </table:table-row>
        <table:table-row table:style-name="ro1">
          <table:table-cell office:value-type="string" calcext:value-type="string">
            <text:p>Nî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488.833333333333" calcext:value-type="float">
            <text:p>488.8333333333</text:p>
          </table:table-cell>
          <table:table-cell office:value-type="float" office:value="127803.571428571" calcext:value-type="float">
            <text:p>127803.571428571</text:p>
          </table:table-cell>
          <table:table-cell office:value-type="float" office:value="0.045898560849518" calcext:value-type="float">
            <text:p>0.0458985608</text:p>
          </table:table-cell>
        </table:table-row>
        <table:table-row table:style-name="ro1">
          <table:table-cell office:value-type="string" calcext:value-type="string">
            <text:p>Nî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123.29" calcext:value-type="float">
            <text:p>1123.29</text:p>
          </table:table-cell>
          <table:table-cell office:value-type="float" office:value="293327.777777778" calcext:value-type="float">
            <text:p>293327.777777778</text:p>
          </table:table-cell>
          <table:table-cell office:value-type="float" office:value="0.0459536430614216" calcext:value-type="float">
            <text:p>0.0459536431</text:p>
          </table:table-cell>
        </table:table-row>
        <table:table-row table:style-name="ro1">
          <table:table-cell office:value-type="string" calcext:value-type="string">
            <text:p>Villeurba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795.5" calcext:value-type="float">
            <text:p>795.5</text:p>
          </table:table-cell>
          <table:table-cell office:value-type="float" office:value="207111.111111111" calcext:value-type="float">
            <text:p>207111.111111111</text:p>
          </table:table-cell>
          <table:table-cell office:value-type="float" office:value="0.0460912017167382" calcext:value-type="float">
            <text:p>0.0460912017</text:p>
          </table:table-cell>
        </table:table-row>
        <table:table-row table:style-name="ro1">
          <table:table-cell office:value-type="string" calcext:value-type="string">
            <text:p>Marseille 13è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707" calcext:value-type="float">
            <text:p>1707</text:p>
          </table:table-cell>
          <table:table-cell office:value-type="float" office:value="441780" calcext:value-type="float">
            <text:p>441780</text:p>
          </table:table-cell>
          <table:table-cell office:value-type="float" office:value="0.0463669699850604" calcext:value-type="float">
            <text:p>0.0463669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809.786190476191" calcext:value-type="float">
            <text:p>809.7861904762</text:p>
          </table:table-cell>
          <table:table-cell office:value-type="float" office:value="207145.484848485" calcext:value-type="float">
            <text:p>207145.484848485</text:p>
          </table:table-cell>
          <table:table-cell office:value-type="float" office:value="0.0469111566338124" calcext:value-type="float">
            <text:p>0.0469111566</text:p>
          </table:table-cell>
        </table:table-row>
        <table:table-row table:style-name="ro1">
          <table:table-cell office:value-type="string" calcext:value-type="string">
            <text:p>Lyon 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840" calcext:value-type="float">
            <text:p>840</text:p>
          </table:table-cell>
          <table:table-cell office:value-type="float" office:value="213075" calcext:value-type="float">
            <text:p>213075</text:p>
          </table:table-cell>
          <table:table-cell office:value-type="float" office:value="0.0473072861668427" calcext:value-type="float">
            <text:p>0.0473072862</text:p>
          </table:table-cell>
        </table:table-row>
        <table:table-row table:style-name="ro1">
          <table:table-cell office:value-type="string" calcext:value-type="string">
            <text:p>Nî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690" calcext:value-type="float">
            <text:p>690</text:p>
          </table:table-cell>
          <table:table-cell office:value-type="float" office:value="174390" calcext:value-type="float">
            <text:p>174390</text:p>
          </table:table-cell>
          <table:table-cell office:value-type="float" office:value="0.0474797866850163" calcext:value-type="float">
            <text:p>0.0474797867</text:p>
          </table:table-cell>
        </table:table-row>
        <table:table-row table:style-name="ro1">
          <table:table-cell office:value-type="string" calcext:value-type="string">
            <text:p>Marseille 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530" calcext:value-type="float">
            <text:p>530</text:p>
          </table:table-cell>
          <table:table-cell office:value-type="float" office:value="131240" calcext:value-type="float">
            <text:p>131240</text:p>
          </table:table-cell>
          <table:table-cell office:value-type="float" office:value="0.0484608351112466" calcext:value-type="float">
            <text:p>0.0484608351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34.965111111111" calcext:value-type="float">
            <text:p>534.9651111111</text:p>
          </table:table-cell>
          <table:table-cell office:value-type="float" office:value="131847.4" calcext:value-type="float">
            <text:p>131847.4</text:p>
          </table:table-cell>
          <table:table-cell office:value-type="float" office:value="0.0486894799088441" calcext:value-type="float">
            <text:p>0.0486894799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2579.74222222222" calcext:value-type="float">
            <text:p>2579.7422222222</text:p>
          </table:table-cell>
          <table:table-cell office:value-type="float" office:value="630100" calcext:value-type="float">
            <text:p>630100</text:p>
          </table:table-cell>
          <table:table-cell office:value-type="float" office:value="0.0491301486536529" calcext:value-type="float">
            <text:p>0.0491301487</text:p>
          </table:table-cell>
        </table:table-row>
        <table:table-row table:style-name="ro1">
          <table:table-cell office:value-type="string" calcext:value-type="string">
            <text:p>Saint E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346" calcext:value-type="float">
            <text:p>346</text:p>
          </table:table-cell>
          <table:table-cell office:value-type="float" office:value="82000" calcext:value-type="float">
            <text:p>82000</text:p>
          </table:table-cell>
          <table:table-cell office:value-type="float" office:value="0.0506341463414634" calcext:value-type="float">
            <text:p>0.0506341463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637.405185185185" calcext:value-type="float">
            <text:p>637.4051851852</text:p>
          </table:table-cell>
          <table:table-cell office:value-type="float" office:value="149116.014705882" calcext:value-type="float">
            <text:p>149116.014705882</text:p>
          </table:table-cell>
          <table:table-cell office:value-type="float" office:value="0.051294706590093" calcext:value-type="float">
            <text:p>0.0512947066</text:p>
          </table:table-cell>
        </table:table-row>
        <table:table-row table:style-name="ro1">
          <table:table-cell office:value-type="string" calcext:value-type="string">
            <text:p>Paris 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5065" calcext:value-type="float">
            <text:p>5065</text:p>
          </table:table-cell>
          <table:table-cell office:value-type="float" office:value="1177833.33333333" calcext:value-type="float">
            <text:p>1177833.33333333</text:p>
          </table:table-cell>
          <table:table-cell office:value-type="float" office:value="0.0516032262629121" calcext:value-type="float">
            <text:p>0.0516032263</text:p>
          </table:table-cell>
        </table:table-row>
        <table:table-row table:style-name="ro1">
          <table:table-cell office:value-type="string" calcext:value-type="string">
            <text:p>Saint-É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413.571428571429" calcext:value-type="float">
            <text:p>413.5714285714</text:p>
          </table:table-cell>
          <table:table-cell office:value-type="float" office:value="94462.5" calcext:value-type="float">
            <text:p>94462.5</text:p>
          </table:table-cell>
          <table:table-cell office:value-type="float" office:value="0.0525378551579425" calcext:value-type="float">
            <text:p>0.0525378552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381.28571428571" calcext:value-type="float">
            <text:p>1381.2857142857</text:p>
          </table:table-cell>
          <table:table-cell office:value-type="float" office:value="313583.333333333" calcext:value-type="float">
            <text:p>313583.333333333</text:p>
          </table:table-cell>
          <table:table-cell office:value-type="float" office:value="0.0528581299115448" calcext:value-type="float">
            <text:p>0.0528581299</text:p>
          </table:table-cell>
        </table:table-row>
        <table:table-row table:style-name="ro1">
          <table:table-cell office:value-type="string" calcext:value-type="string">
            <text:p>Paris 1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122.66666666667" calcext:value-type="float">
            <text:p>2122.6666666667</text:p>
          </table:table-cell>
          <table:table-cell office:value-type="float" office:value="474875" calcext:value-type="float">
            <text:p>474875</text:p>
          </table:table-cell>
          <table:table-cell office:value-type="float" office:value="0.0536393787838905" calcext:value-type="float">
            <text:p>0.0536393788</text:p>
          </table:table-cell>
        </table:table-row>
        <table:table-row table:style-name="ro1">
          <table:table-cell office:value-type="string" calcext:value-type="string">
            <text:p>Paris 1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926" calcext:value-type="float">
            <text:p>1926</text:p>
          </table:table-cell>
          <table:table-cell office:value-type="float" office:value="429500" calcext:value-type="float">
            <text:p>429500</text:p>
          </table:table-cell>
          <table:table-cell office:value-type="float" office:value="0.0538114086146682" calcext:value-type="float">
            <text:p>0.0538114086</text:p>
          </table:table-cell>
        </table:table-row>
        <table:table-row table:style-name="ro1">
          <table:table-cell office:value-type="string" calcext:value-type="string">
            <text:p>Marseille 10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614.5" calcext:value-type="float">
            <text:p>614.5</text:p>
          </table:table-cell>
          <table:table-cell office:value-type="float" office:value="135750" calcext:value-type="float">
            <text:p>135750</text:p>
          </table:table-cell>
          <table:table-cell office:value-type="float" office:value="0.0543204419889503" calcext:value-type="float">
            <text:p>0.054320442</text:p>
          </table:table-cell>
        </table:table-row>
        <table:table-row table:style-name="ro1">
          <table:table-cell office:value-type="string" calcext:value-type="string">
            <text:p>Saint-É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360" calcext:value-type="float">
            <text:p>360</text:p>
          </table:table-cell>
          <table:table-cell office:value-type="float" office:value="79500" calcext:value-type="float">
            <text:p>79500</text:p>
          </table:table-cell>
          <table:table-cell office:value-type="float" office:value="0.0543396226415094" calcext:value-type="float">
            <text:p>0.0543396226</text:p>
          </table:table-cell>
        </table:table-row>
        <table:table-row table:style-name="ro1">
          <table:table-cell office:value-type="string" calcext:value-type="string">
            <text:p>N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102.41176470588" calcext:value-type="float">
            <text:p>1102.4117647059</text:p>
          </table:table-cell>
          <table:table-cell office:value-type="float" office:value="242081.818181818" calcext:value-type="float">
            <text:p>242081.818181818</text:p>
          </table:table-cell>
          <table:table-cell office:value-type="float" office:value="0.0546465706339617" calcext:value-type="float">
            <text:p>0.0546465706</text:p>
          </table:table-cell>
        </table:table-row>
        <table:table-row table:style-name="ro1">
          <table:table-cell office:value-type="string" calcext:value-type="string">
            <text:p>Paris 11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723.5" calcext:value-type="float">
            <text:p>2723.5</text:p>
          </table:table-cell>
          <table:table-cell office:value-type="float" office:value="595000" calcext:value-type="float">
            <text:p>595000</text:p>
          </table:table-cell>
          <table:table-cell office:value-type="float" office:value="0.054927731092437" calcext:value-type="float">
            <text:p>0.0549277311</text:p>
          </table:table-cell>
        </table:table-row>
        <table:table-row table:style-name="ro1">
          <table:table-cell office:value-type="string" calcext:value-type="string">
            <text:p>Marseille 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60" calcext:value-type="float">
            <text:p>560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Paris 1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021" calcext:value-type="float">
            <text:p>2021</text:p>
          </table:table-cell>
          <table:table-cell office:value-type="float" office:value="430666.666666667" calcext:value-type="float">
            <text:p>430666.666666667</text:p>
          </table:table-cell>
          <table:table-cell office:value-type="float" office:value="0.056312693498452" calcext:value-type="float">
            <text:p>0.0563126935</text:p>
          </table:table-cell>
        </table:table-row>
        <table:table-row table:style-name="ro1">
          <table:table-cell office:value-type="string" calcext:value-type="string">
            <text:p>N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577.610740740741" calcext:value-type="float">
            <text:p>577.6107407407</text:p>
          </table:table-cell>
          <table:table-cell office:value-type="float" office:value="123000" calcext:value-type="float">
            <text:p>123000</text:p>
          </table:table-cell>
          <table:table-cell office:value-type="float" office:value="0.0563522673893406" calcext:value-type="float">
            <text:p>0.0563522674</text:p>
          </table:table-cell>
        </table:table-row>
        <table:table-row table:style-name="ro1">
          <table:table-cell office:value-type="string" calcext:value-type="string">
            <text:p>Saint E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440.821428571429" calcext:value-type="float">
            <text:p>440.8214285714</text:p>
          </table:table-cell>
          <table:table-cell office:value-type="float" office:value="93833.3333333333" calcext:value-type="float">
            <text:p>93833.3333333333</text:p>
          </table:table-cell>
          <table:table-cell office:value-type="float" office:value="0.0563750317178381" calcext:value-type="float">
            <text:p>0.0563750317</text:p>
          </table:table-cell>
        </table:table-row>
        <table:table-row table:style-name="ro1">
          <table:table-cell office:value-type="string" calcext:value-type="string">
            <text:p>Tou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885" calcext:value-type="float">
            <text:p>885</text:p>
          </table:table-cell>
          <table:table-cell office:value-type="float" office:value="188000" calcext:value-type="float">
            <text:p>188000</text:p>
          </table:table-cell>
          <table:table-cell office:value-type="float" office:value="0.0564893617021277" calcext:value-type="float">
            <text:p>0.0564893617</text:p>
          </table:table-cell>
        </table:table-row>
        <table:table-row table:style-name="ro1">
          <table:table-cell office:value-type="string" calcext:value-type="string">
            <text:p>Le Hav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472.357142857143" calcext:value-type="float">
            <text:p>472.3571428571</text:p>
          </table:table-cell>
          <table:table-cell office:value-type="float" office:value="100327.325581395" calcext:value-type="float">
            <text:p>100327.325581395</text:p>
          </table:table-cell>
          <table:table-cell office:value-type="float" office:value="0.0564979249814354" calcext:value-type="float">
            <text:p>0.05649792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400.66666666667" calcext:value-type="float">
            <text:p>1400.6666666667</text:p>
          </table:table-cell>
          <table:table-cell office:value-type="float" office:value="297250" calcext:value-type="float">
            <text:p>297250</text:p>
          </table:table-cell>
          <table:table-cell office:value-type="float" office:value="0.0565449957947855" calcext:value-type="float">
            <text:p>0.0565449958</text:p>
          </table:table-cell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846.498571428572" calcext:value-type="float">
            <text:p>846.4985714286</text:p>
          </table:table-cell>
          <table:table-cell office:value-type="float" office:value="178198.761904762" calcext:value-type="float">
            <text:p>178198.761904762</text:p>
          </table:table-cell>
          <table:table-cell office:value-type="float" office:value="0.0570036668524767" calcext:value-type="float">
            <text:p>0.0570036669</text:p>
          </table:table-cell>
        </table:table-row>
        <table:table-row table:style-name="ro1">
          <table:table-cell office:value-type="string" calcext:value-type="string">
            <text:p>Marseille 1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595" calcext:value-type="float">
            <text:p>595</text:p>
          </table:table-cell>
          <table:table-cell office:value-type="float" office:value="124500" calcext:value-type="float">
            <text:p>124500</text:p>
          </table:table-cell>
          <table:table-cell office:value-type="float" office:value="0.0573493975903614" calcext:value-type="float">
            <text:p>0.0573493976</text:p>
          </table:table-cell>
        </table:table-row>
        <table:table-row table:style-name="ro1">
          <table:table-cell office:value-type="string" calcext:value-type="string">
            <text:p>Marseille 10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790" calcext:value-type="float">
            <text:p>790</text:p>
          </table:table-cell>
          <table:table-cell office:value-type="float" office:value="165000" calcext:value-type="float">
            <text:p>165000</text:p>
          </table:table-cell>
          <table:table-cell office:value-type="float" office:value="0.0574545454545455" calcext:value-type="float">
            <text:p>0.0574545455</text:p>
          </table:table-cell>
        </table:table-row>
        <table:table-row table:style-name="ro1">
          <table:table-cell office:value-type="string" calcext:value-type="string">
            <text:p>Marseille 1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767.8" calcext:value-type="float">
            <text:p>767.8</text:p>
          </table:table-cell>
          <table:table-cell office:value-type="float" office:value="160000" calcext:value-type="float">
            <text:p>160000</text:p>
          </table:table-cell>
          <table:table-cell office:value-type="float" office:value="0.057585" calcext:value-type="float">
            <text:p>0.057585</text:p>
          </table:table-cell>
        </table:table-row>
        <table:table-row table:style-name="ro1">
          <table:table-cell office:value-type="string" calcext:value-type="string">
            <text:p>Saint-E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484.142857142857" calcext:value-type="float">
            <text:p>484.1428571429</text:p>
          </table:table-cell>
          <table:table-cell office:value-type="float" office:value="100812.5" calcext:value-type="float">
            <text:p>100812.5</text:p>
          </table:table-cell>
          <table:table-cell office:value-type="float" office:value="0.0576289079798069" calcext:value-type="float">
            <text:p>0.057628908</text:p>
          </table:table-cell>
        </table:table-row>
        <table:table-row table:style-name="ro1">
          <table:table-cell office:value-type="string" calcext:value-type="string">
            <text:p>Saint-É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455.112222222222" calcext:value-type="float">
            <text:p>455.1122222222</text:p>
          </table:table-cell>
          <table:table-cell office:value-type="float" office:value="94688.7391304348" calcext:value-type="float">
            <text:p>94688.7391304348</text:p>
          </table:table-cell>
          <table:table-cell office:value-type="float" office:value="0.0576768337694686" calcext:value-type="float">
            <text:p>0.0576768338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571.798444444444" calcext:value-type="float">
            <text:p>571.7984444444</text:p>
          </table:table-cell>
          <table:table-cell office:value-type="float" office:value="117919.058823529" calcext:value-type="float">
            <text:p>117919.058823529</text:p>
          </table:table-cell>
          <table:table-cell office:value-type="float" office:value="0.058188908576704" calcext:value-type="float">
            <text:p>0.0581889086</text:p>
          </table:table-cell>
        </table:table-row>
        <table:table-row table:style-name="ro1">
          <table:table-cell office:value-type="string" calcext:value-type="string">
            <text:p>Tou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694.315789473684" calcext:value-type="float">
            <text:p>694.3157894737</text:p>
          </table:table-cell>
          <table:table-cell office:value-type="float" office:value="142206.25" calcext:value-type="float">
            <text:p>142206.25</text:p>
          </table:table-cell>
          <table:table-cell office:value-type="float" office:value="0.0585894746094789" calcext:value-type="float">
            <text:p>0.0585894746</text:p>
          </table:table-cell>
        </table:table-row>
        <table:table-row table:style-name="ro1">
          <table:table-cell office:value-type="string" calcext:value-type="string">
            <text:p>Nî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56" calcext:value-type="float">
            <text:p>456</text:p>
          </table:table-cell>
          <table:table-cell office:value-type="float" office:value="93166.6666666667" calcext:value-type="float">
            <text:p>93166.6666666667</text:p>
          </table:table-cell>
          <table:table-cell office:value-type="float" office:value="0.0587334525939177" calcext:value-type="float">
            <text:p>0.0587334526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659.499111111111" calcext:value-type="float">
            <text:p>659.4991111111</text:p>
          </table:table-cell>
          <table:table-cell office:value-type="float" office:value="133855.547619048" calcext:value-type="float">
            <text:p>133855.547619048</text:p>
          </table:table-cell>
          <table:table-cell office:value-type="float" office:value="0.0591233570375172" calcext:value-type="float">
            <text:p>0.059123357</text:p>
          </table:table-cell>
        </table:table-row>
        <table:table-row table:style-name="ro1">
          <table:table-cell office:value-type="string" calcext:value-type="string">
            <text:p>Le Hav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419.25" calcext:value-type="float">
            <text:p>419.25</text:p>
          </table:table-cell>
          <table:table-cell office:value-type="float" office:value="83600" calcext:value-type="float">
            <text:p>83600</text:p>
          </table:table-cell>
          <table:table-cell office:value-type="float" office:value="0.0601794258373206" calcext:value-type="float">
            <text:p>0.0601794258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635.4875" calcext:value-type="float">
            <text:p>635.4875</text:p>
          </table:table-cell>
          <table:table-cell office:value-type="float" office:value="126598.225806452" calcext:value-type="float">
            <text:p>126598.225806452</text:p>
          </table:table-cell>
          <table:table-cell office:value-type="float" office:value="0.0602366261566628" calcext:value-type="float">
            <text:p>0.0602366262</text:p>
          </table:table-cell>
        </table:table-row>
        <table:table-row table:style-name="ro1">
          <table:table-cell office:value-type="string" calcext:value-type="string">
            <text:p>Marseille 1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881.666666666667" calcext:value-type="float">
            <text:p>881.6666666667</text:p>
          </table:table-cell>
          <table:table-cell office:value-type="float" office:value="174333.333333333" calcext:value-type="float">
            <text:p>174333.333333333</text:p>
          </table:table-cell>
          <table:table-cell office:value-type="float" office:value="0.0606883365200765" calcext:value-type="float">
            <text:p>0.0606883365</text:p>
          </table:table-cell>
        </table:table-row>
        <table:table-row table:style-name="ro1">
          <table:table-cell office:value-type="string" calcext:value-type="string">
            <text:p>Lyon 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835.778333333333" calcext:value-type="float">
            <text:p>835.7783333333</text:p>
          </table:table-cell>
          <table:table-cell office:value-type="float" office:value="162000" calcext:value-type="float">
            <text:p>162000</text:p>
          </table:table-cell>
          <table:table-cell office:value-type="float" office:value="0.0619095061728395" calcext:value-type="float">
            <text:p>0.0619095062</text:p>
          </table:table-cell>
        </table:table-row>
        <table:table-row table:style-name="ro1">
          <table:table-cell office:value-type="string" calcext:value-type="string">
            <text:p>Marseille 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657.5" calcext:value-type="float">
            <text:p>657.5</text:p>
          </table:table-cell>
          <table:table-cell office:value-type="float" office:value="126500" calcext:value-type="float">
            <text:p>126500</text:p>
          </table:table-cell>
          <table:table-cell office:value-type="float" office:value="0.0623715415019763" calcext:value-type="float">
            <text:p>0.062371541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0, 80]</text:p>
          </table:table-cell>
          <table:table-cell office:value-type="float" office:value="2500" calcext:value-type="float">
            <text:p>2500</text:p>
          </table:table-cell>
          <table:table-cell office:value-type="float" office:value="475000" calcext:value-type="float">
            <text:p>475000</text:p>
          </table:table-cell>
          <table:table-cell office:value-type="float" office:value="0.0631578947368421" calcext:value-type="float">
            <text:p>0.0631578947</text:p>
          </table:table-cell>
        </table:table-row>
        <table:table-row table:style-name="ro1">
          <table:table-cell office:value-type="string" calcext:value-type="string">
            <text:p>Marseille 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797.5" calcext:value-type="float">
            <text:p>797.5</text:p>
          </table:table-cell>
          <table:table-cell office:value-type="float" office:value="148677.777777778" calcext:value-type="float">
            <text:p>148677.777777778</text:p>
          </table:table-cell>
          <table:table-cell office:value-type="float" office:value="0.0643673865929303" calcext:value-type="float">
            <text:p>0.0643673866</text:p>
          </table:table-cell>
        </table:table-row>
        <table:table-row table:style-name="ro1">
          <table:table-cell office:value-type="string" calcext:value-type="string">
            <text:p>Paris 17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4043.10166666667" calcext:value-type="float">
            <text:p>4043.10166666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.0646896266666667" calcext:value-type="float">
            <text:p>0.0646896267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451.065714285714" calcext:value-type="float">
            <text:p>451.0657142857</text:p>
          </table:table-cell>
          <table:table-cell office:value-type="float" office:value="83245.2941176471" calcext:value-type="float">
            <text:p>83245.2941176471</text:p>
          </table:table-cell>
          <table:table-cell office:value-type="float" office:value="0.0650221568534421" calcext:value-type="float">
            <text:p>0.0650221569</text:p>
          </table:table-cell>
        </table:table-row>
        <table:table-row table:style-name="ro1">
          <table:table-cell office:value-type="string" calcext:value-type="string">
            <text:p>Lyon 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699" calcext:value-type="float">
            <text:p>699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06553125" calcext:value-type="float">
            <text:p>0.06553125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266.66666666667" calcext:value-type="float">
            <text:p>1266.6666666667</text:p>
          </table:table-cell>
          <table:table-cell office:value-type="float" office:value="224000" calcext:value-type="float">
            <text:p>224000</text:p>
          </table:table-cell>
          <table:table-cell office:value-type="float" office:value="0.0678571428571429" calcext:value-type="float">
            <text:p>0.0678571429</text:p>
          </table:table-cell>
        </table:table-row>
        <table:table-row table:style-name="ro1">
          <table:table-cell office:value-type="string" calcext:value-type="string">
            <text:p>Marseille 10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603" calcext:value-type="float">
            <text:p>603</text:p>
          </table:table-cell>
          <table:table-cell office:value-type="float" office:value="106500" calcext:value-type="float">
            <text:p>106500</text:p>
          </table:table-cell>
          <table:table-cell office:value-type="float" office:value="0.067943661971831" calcext:value-type="float">
            <text:p>0.067943662</text:p>
          </table:table-cell>
        </table:table-row>
        <table:table-row table:style-name="ro1">
          <table:table-cell office:value-type="string" calcext:value-type="string">
            <text:p>Le Hav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515.333333333333" calcext:value-type="float">
            <text:p>515.3333333333</text:p>
          </table:table-cell>
          <table:table-cell office:value-type="float" office:value="87326.0869565218" calcext:value-type="float">
            <text:p>87326.0869565218</text:p>
          </table:table-cell>
          <table:table-cell office:value-type="float" office:value="0.0708150360965895" calcext:value-type="float">
            <text:p>0.0708150361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906.74" calcext:value-type="float">
            <text:p>906.74</text:p>
          </table:table-cell>
          <table:table-cell office:value-type="float" office:value="152250" calcext:value-type="float">
            <text:p>152250</text:p>
          </table:table-cell>
          <table:table-cell office:value-type="float" office:value="0.0714671921182266" calcext:value-type="float">
            <text:p>0.0714671921</text:p>
          </table:table-cell>
        </table:table-row>
        <table:table-row table:style-name="ro1">
          <table:table-cell office:value-type="string" calcext:value-type="string">
            <text:p>Lyon 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597" calcext:value-type="float">
            <text:p>1597</text:p>
          </table:table-cell>
          <table:table-cell office:value-type="float" office:value="267500" calcext:value-type="float">
            <text:p>267500</text:p>
          </table:table-cell>
          <table:table-cell office:value-type="float" office:value="0.0716411214953271" calcext:value-type="float">
            <text:p>0.0716411215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889.001304347826" calcext:value-type="float">
            <text:p>889.0013043478</text:p>
          </table:table-cell>
          <table:table-cell office:value-type="float" office:value="146181.59375" calcext:value-type="float">
            <text:p>146181.59375</text:p>
          </table:table-cell>
          <table:table-cell office:value-type="float" office:value="0.0729778310559288" calcext:value-type="float">
            <text:p>0.0729778311</text:p>
          </table:table-cell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455.622407407407" calcext:value-type="float">
            <text:p>455.6224074074</text:p>
          </table:table-cell>
          <table:table-cell office:value-type="float" office:value="74693.9259259259" calcext:value-type="float">
            <text:p>74693.9259259259</text:p>
          </table:table-cell>
          <table:table-cell office:value-type="float" office:value="0.0731983065706171" calcext:value-type="float">
            <text:p>0.0731983066</text:p>
          </table:table-cell>
        </table:table-row>
        <table:table-row table:style-name="ro1">
          <table:table-cell office:value-type="string" calcext:value-type="string">
            <text:p>Paris 1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067.5" calcext:value-type="float">
            <text:p>2067.5</text:p>
          </table:table-cell>
          <table:table-cell office:value-type="float" office:value="338000" calcext:value-type="float">
            <text:p>338000</text:p>
          </table:table-cell>
          <table:table-cell office:value-type="float" office:value="0.0734023668639053" calcext:value-type="float">
            <text:p>0.0734023669</text:p>
          </table:table-cell>
        </table:table-row>
        <table:table-row table:style-name="ro1">
          <table:table-cell office:value-type="string" calcext:value-type="string">
            <text:p>Marseille 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779.6" calcext:value-type="float">
            <text:p>779.6</text:p>
          </table:table-cell>
          <table:table-cell office:value-type="float" office:value="126833.333333333" calcext:value-type="float">
            <text:p>126833.333333333</text:p>
          </table:table-cell>
          <table:table-cell office:value-type="float" office:value="0.0737597897503285" calcext:value-type="float">
            <text:p>0.0737597898</text:p>
          </table:table-cell>
        </table:table-row>
        <table:table-row table:style-name="ro1">
          <table:table-cell office:value-type="string" calcext:value-type="string">
            <text:p>Marseille 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900" calcext:value-type="float">
            <text:p>9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0.0744827586206896" calcext:value-type="float">
            <text:p>0.0744827586</text:p>
          </table:table-cell>
        </table:table-row>
        <table:table-row table:style-name="ro1">
          <table:table-cell office:value-type="string" calcext:value-type="string">
            <text:p>Marseille 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35]</text:p>
          </table:table-cell>
          <table:table-cell office:value-type="float" office:value="500" calcext:value-type="float">
            <text:p>500</text:p>
          </table:table-cell>
          <table:table-cell office:value-type="float" office:value="79333.3333333333" calcext:value-type="float">
            <text:p>79333.3333333333</text:p>
          </table:table-cell>
          <table:table-cell office:value-type="float" office:value="0.0756302521008403" calcext:value-type="float">
            <text:p>0.0756302521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690.34" calcext:value-type="float">
            <text:p>690.34</text:p>
          </table:table-cell>
          <table:table-cell office:value-type="float" office:value="109525" calcext:value-type="float">
            <text:p>109525</text:p>
          </table:table-cell>
          <table:table-cell office:value-type="float" office:value="0.0756364300388039" calcext:value-type="float">
            <text:p>0.07563643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0, 999999]</text:p>
          </table:table-cell>
          <table:table-cell office:value-type="float" office:value="1613" calcext:value-type="float">
            <text:p>1613</text:p>
          </table:table-cell>
          <table:table-cell office:value-type="float" office:value="255670" calcext:value-type="float">
            <text:p>255670</text:p>
          </table:table-cell>
          <table:table-cell office:value-type="float" office:value="0.0757069660108734" calcext:value-type="float">
            <text:p>0.075706966</text:p>
          </table:table-cell>
        </table:table-row>
        <table:table-row table:style-name="ro1">
          <table:table-cell office:value-type="string" calcext:value-type="string">
            <text:p>Saint-É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260" calcext:value-type="float">
            <text:p>1260</text:p>
          </table:table-cell>
          <table:table-cell office:value-type="float" office:value="199000" calcext:value-type="float">
            <text:p>199000</text:p>
          </table:table-cell>
          <table:table-cell office:value-type="float" office:value="0.0759798994974874" calcext:value-type="float">
            <text:p>0.0759798995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159.57142857143" calcext:value-type="float">
            <text:p>1159.5714285714</text:p>
          </table:table-cell>
          <table:table-cell office:value-type="float" office:value="182488.529411765" calcext:value-type="float">
            <text:p>182488.529411765</text:p>
          </table:table-cell>
          <table:table-cell office:value-type="float" office:value="0.0762505851064197" calcext:value-type="float">
            <text:p>0.0762505851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542.49298245614" calcext:value-type="float">
            <text:p>542.4929824561</text:p>
          </table:table-cell>
          <table:table-cell office:value-type="float" office:value="84726.2452830189" calcext:value-type="float">
            <text:p>84726.2452830189</text:p>
          </table:table-cell>
          <table:table-cell office:value-type="float" office:value="0.0768347017825234" calcext:value-type="float">
            <text:p>0.0768347018</text:p>
          </table:table-cell>
        </table:table-row>
        <table:table-row table:style-name="ro1">
          <table:table-cell office:value-type="string" calcext:value-type="string">
            <text:p>Paris 16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5167.9" calcext:value-type="float">
            <text:p>5167.9</text:p>
          </table:table-cell>
          <table:table-cell office:value-type="float" office:value="806428.571428572" calcext:value-type="float">
            <text:p>806428.571428572</text:p>
          </table:table-cell>
          <table:table-cell office:value-type="float" office:value="0.0769005491585474" calcext:value-type="float">
            <text:p>0.0769005492</text:p>
          </table:table-cell>
        </table:table-row>
        <table:table-row table:style-name="ro1">
          <table:table-cell office:value-type="string" calcext:value-type="string">
            <text:p>Paris 1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627" calcext:value-type="float">
            <text:p>2627</text:p>
          </table:table-cell>
          <table:table-cell office:value-type="float" office:value="409333.333333333" calcext:value-type="float">
            <text:p>409333.333333333</text:p>
          </table:table-cell>
          <table:table-cell office:value-type="float" office:value="0.0770130293159609" calcext:value-type="float">
            <text:p>0.0770130293</text:p>
          </table:table-cell>
        </table:table-row>
        <table:table-row table:style-name="ro1">
          <table:table-cell office:value-type="string" calcext:value-type="string">
            <text:p>Paris 1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339.5" calcext:value-type="float">
            <text:p>1339.5</text:p>
          </table:table-cell>
          <table:table-cell office:value-type="float" office:value="204375" calcext:value-type="float">
            <text:p>204375</text:p>
          </table:table-cell>
          <table:table-cell office:value-type="float" office:value="0.0786495412844037" calcext:value-type="float">
            <text:p>0.0786495413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985.33333333333" calcext:value-type="float">
            <text:p>1985.3333333333</text:p>
          </table:table-cell>
          <table:table-cell office:value-type="float" office:value="291700" calcext:value-type="float">
            <text:p>291700</text:p>
          </table:table-cell>
          <table:table-cell office:value-type="float" office:value="0.0816729516626671" calcext:value-type="float">
            <text:p>0.0816729517</text:p>
          </table:table-cell>
        </table:table-row>
        <table:table-row table:style-name="ro1">
          <table:table-cell office:value-type="string" calcext:value-type="string">
            <text:p>Lyon 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835" calcext:value-type="float">
            <text:p>835</text:p>
          </table:table-cell>
          <table:table-cell office:value-type="float" office:value="119689" calcext:value-type="float">
            <text:p>119689</text:p>
          </table:table-cell>
          <table:table-cell office:value-type="float" office:value="0.0837169664714385" calcext:value-type="float">
            <text:p>0.0837169665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716.047142857143" calcext:value-type="float">
            <text:p>716.0471428571</text:p>
          </table:table-cell>
          <table:table-cell office:value-type="float" office:value="100357.142857143" calcext:value-type="float">
            <text:p>100357.142857143</text:p>
          </table:table-cell>
          <table:table-cell office:value-type="float" office:value="0.085619871886121" calcext:value-type="float">
            <text:p>0.0856198719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150" calcext:value-type="float">
            <text:p>1150</text:p>
          </table:table-cell>
          <table:table-cell office:value-type="float" office:value="160666.666666667" calcext:value-type="float">
            <text:p>160666.666666667</text:p>
          </table:table-cell>
          <table:table-cell office:value-type="float" office:value="0.0858921161825726" calcext:value-type="float">
            <text:p>0.0858921162</text:p>
          </table:table-cell>
        </table:table-row>
        <table:table-row table:style-name="ro1">
          <table:table-cell office:value-type="string" calcext:value-type="string">
            <text:p>Paris 10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1825" calcext:value-type="float">
            <text:p>1825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876" calcext:value-type="float">
            <text:p>0.0876</text:p>
          </table:table-cell>
        </table:table-row>
        <table:table-row table:style-name="ro1">
          <table:table-cell office:value-type="string" calcext:value-type="string">
            <text:p>Saint E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396.8" calcext:value-type="float">
            <text:p>396.8</text:p>
          </table:table-cell>
          <table:table-cell office:value-type="float" office:value="54000" calcext:value-type="float">
            <text:p>54000</text:p>
          </table:table-cell>
          <table:table-cell office:value-type="float" office:value="0.0881777777777778" calcext:value-type="float">
            <text:p>0.0881777778</text:p>
          </table:table-cell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563.534157303371" calcext:value-type="float">
            <text:p>563.5341573034</text:p>
          </table:table-cell>
          <table:table-cell office:value-type="float" office:value="73788.7717391304" calcext:value-type="float">
            <text:p>73788.7717391304</text:p>
          </table:table-cell>
          <table:table-cell office:value-type="float" office:value="0.091645513650071" calcext:value-type="float">
            <text:p>0.0916455137</text:p>
          </table:table-cell>
        </table:table-row>
        <table:table-row table:style-name="ro1">
          <table:table-cell office:value-type="string" calcext:value-type="string">
            <text:p>Marseille 12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101.66666666667" calcext:value-type="float">
            <text:p>1101.6666666667</text:p>
          </table:table-cell>
          <table:table-cell office:value-type="float" office:value="139000" calcext:value-type="float">
            <text:p>139000</text:p>
          </table:table-cell>
          <table:table-cell office:value-type="float" office:value="0.0951079136690648" calcext:value-type="float">
            <text:p>0.0951079137</text:p>
          </table:table-cell>
        </table:table-row>
        <table:table-row table:style-name="ro1">
          <table:table-cell office:value-type="string" calcext:value-type="string">
            <text:p>Marseille 9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020" calcext:value-type="float">
            <text:p>1020</text:p>
          </table:table-cell>
          <table:table-cell office:value-type="float" office:value="127000" calcext:value-type="float">
            <text:p>127000</text:p>
          </table:table-cell>
          <table:table-cell office:value-type="float" office:value="0.0963779527559055" calcext:value-type="float">
            <text:p>0.0963779528</text:p>
          </table:table-cell>
        </table:table-row>
        <table:table-row table:style-name="ro1">
          <table:table-cell office:value-type="string" calcext:value-type="string">
            <text:p>Marseille 13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065.5" calcext:value-type="float">
            <text:p>1065.5</text:p>
          </table:table-cell>
          <table:table-cell office:value-type="float" office:value="123000" calcext:value-type="float">
            <text:p>123000</text:p>
          </table:table-cell>
          <table:table-cell office:value-type="float" office:value="0.103951219512195" calcext:value-type="float">
            <text:p>0.1039512195</text:p>
          </table:table-cell>
        </table:table-row>
        <table:table-row table:style-name="ro1">
          <table:table-cell office:value-type="string" calcext:value-type="string">
            <text:p>Le Hav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80, 999999]</text:p>
          </table:table-cell>
          <table:table-cell office:value-type="float" office:value="525" calcext:value-type="float">
            <text:p>525</text:p>
          </table:table-cell>
          <table:table-cell office:value-type="float" office:value="60000" calcext:value-type="float">
            <text:p>6000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800.243571428571" calcext:value-type="float">
            <text:p>800.2435714286</text:p>
          </table:table-cell>
          <table:table-cell office:value-type="float" office:value="89220.0833333333" calcext:value-type="float">
            <text:p>89220.0833333333</text:p>
          </table:table-cell>
          <table:table-cell office:value-type="float" office:value="0.107631852587108" calcext:value-type="float">
            <text:p>0.1076318526</text:p>
          </table:table-cell>
        </table:table-row>
        <table:table-row table:style-name="ro1">
          <table:table-cell office:value-type="string" calcext:value-type="string">
            <text:p>Saint-E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399.4" calcext:value-type="float">
            <text:p>399.4</text:p>
          </table:table-cell>
          <table:table-cell office:value-type="float" office:value="40566.6666666667" calcext:value-type="float">
            <text:p>40566.6666666667</text:p>
          </table:table-cell>
          <table:table-cell office:value-type="float" office:value="0.118146261298274" calcext:value-type="float">
            <text:p>0.1181462613</text:p>
          </table:table-cell>
        </table:table-row>
        <table:table-row table:style-name="ro1">
          <table:table-cell office:value-type="string" calcext:value-type="string">
            <text:p>Saint-Et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027" calcext:value-type="float">
            <text:p>1027</text:p>
          </table:table-cell>
          <table:table-cell office:value-type="float" office:value="98733.3333333333" calcext:value-type="float">
            <text:p>98733.3333333333</text:p>
          </table:table-cell>
          <table:table-cell office:value-type="float" office:value="0.124821066846725" calcext:value-type="float">
            <text:p>0.1248210668</text:p>
          </table:table-cell>
        </table:table-row>
        <table:table-row table:style-name="ro1">
          <table:table-cell office:value-type="string" calcext:value-type="string">
            <text:p>Villeurba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000" calcext:value-type="float">
            <text:p>2000</text:p>
          </table:table-cell>
          <table:table-cell office:value-type="float" office:value="188400" calcext:value-type="float">
            <text:p>188400</text:p>
          </table:table-cell>
          <table:table-cell office:value-type="float" office:value="0.127388535031847" calcext:value-type="float">
            <text:p>0.127388535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111.815" calcext:value-type="float">
            <text:p>1111.815</text:p>
          </table:table-cell>
          <table:table-cell office:value-type="float" office:value="100021" calcext:value-type="float">
            <text:p>100021</text:p>
          </table:table-cell>
          <table:table-cell office:value-type="float" office:value="0.13338978814449" calcext:value-type="float">
            <text:p>0.1333897881</text:p>
          </table:table-cell>
        </table:table-row>
        <table:table-row table:style-name="ro1">
          <table:table-cell office:value-type="string" calcext:value-type="string">
            <text:p>Marseille 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783" calcext:value-type="float">
            <text:p>783</text:p>
          </table:table-cell>
          <table:table-cell office:value-type="float" office:value="70000" calcext:value-type="float">
            <text:p>70000</text:p>
          </table:table-cell>
          <table:table-cell office:value-type="float" office:value="0.134228571428571" calcext:value-type="float">
            <text:p>0.1342285714</text:p>
          </table:table-cell>
        </table:table-row>
        <table:table-row table:style-name="ro1">
          <table:table-cell office:value-type="string" calcext:value-type="string">
            <text:p>Marseille 1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, 80]</text:p>
          </table:table-cell>
          <table:table-cell office:value-type="float" office:value="754.25" calcext:value-type="float">
            <text:p>754.25</text:p>
          </table:table-cell>
          <table:table-cell office:value-type="float" office:value="62000" calcext:value-type="float">
            <text:p>62000</text:p>
          </table:table-cell>
          <table:table-cell office:value-type="float" office:value="0.145983870967742" calcext:value-type="float">
            <text:p>0.145983871</text:p>
          </table:table-cell>
        </table:table-row>
        <table:table-row table:style-name="ro1">
          <table:table-cell office:value-type="string" calcext:value-type="string">
            <text:p>Marseille 4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1070" calcext:value-type="float">
            <text:p>1070</text:p>
          </table:table-cell>
          <table:table-cell office:value-type="float" office:value="82000" calcext:value-type="float">
            <text:p>82000</text:p>
          </table:table-cell>
          <table:table-cell office:value-type="float" office:value="0.156585365853659" calcext:value-type="float">
            <text:p>0.1565853659</text:p>
          </table:table-cell>
        </table:table-row>
        <table:table-row table:style-name="ro1">
          <table:table-cell office:value-type="string" calcext:value-type="string">
            <text:p>Lyon 5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2476.66666666667" calcext:value-type="float">
            <text:p>2476.6666666667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165111111111111" calcext:value-type="float">
            <text:p>0.1651111111</text:p>
          </table:table-cell>
        </table:table-row>
        <table:table-row table:style-name="ro1">
          <table:table-cell office:value-type="string" calcext:value-type="string">
            <text:p>N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80, 999999]</text:p>
          </table:table-cell>
          <table:table-cell office:value-type="float" office:value="665.38125" calcext:value-type="float">
            <text:p>665.38125</text:p>
          </table:table-cell>
          <table:table-cell office:value-type="float" office:value="47500" calcext:value-type="float">
            <text:p>47500</text:p>
          </table:table-cell>
          <table:table-cell office:value-type="float" office:value="0.168096315789474" calcext:value-type="float">
            <text:p>0.1680963158</text:p>
          </table:table-cell>
        </table:table-row>
        <table:table-row table:style-name="ro1">
          <table:table-cell office:value-type="string" calcext:value-type="string">
            <text:p>Paris 18è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, 50]</text:p>
          </table:table-cell>
          <table:table-cell office:value-type="float" office:value="1183.9" calcext:value-type="float">
            <text:p>1183.9</text:p>
          </table:table-cell>
          <table:table-cell office:value-type="float" office:value="77500" calcext:value-type="float">
            <text:p>77500</text:p>
          </table:table-cell>
          <table:table-cell office:value-type="float" office:value="0.183313548387097" calcext:value-type="float">
            <text:p>0.1833135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5:38:23.407776421</meta:creation-date>
    <dc:date>2016-11-24T15:39:08.065848904</dc:date>
    <meta:editing-duration>PT44S</meta:editing-duration>
    <meta:editing-cycles>1</meta:editing-cycles>
    <meta:document-statistic meta:table-count="1" meta:cell-count="1350" meta:object-count="0"/>
    <meta:generator>LibreOffice/5.1.4.2$Linux_X86_64 LibreOffice_project/10m0$Build-2</meta:generator>
  </office:meta>
</office:document-meta>
</file>